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2.3333in" table:align="center" style:writing-mode="lr-tb"/>
    </style:style>
    <style:style style:name="Table1.A" style:family="table-column">
      <style:table-column-properties style:column-width="2.3333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P1" style:family="paragraph" style:parent-style-name="Heading_20_1">
      <style:paragraph-properties fo:margin-top="0in" fo:margin-bottom="0in" style:contextual-spacing="false"/>
    </style:style>
    <style:style style:name="P2" style:family="paragraph" style:parent-style-name="Normal_20__28_Web_29_">
      <style:paragraph-properties fo:margin-left="0.2in" fo:margin-right="0in" fo:text-align="start" style:justify-single-word="false" fo:text-indent="-0.2in" style:auto-text-indent="false"/>
    </style:style>
    <style:style style:name="P3" style:family="paragraph" style:parent-style-name="Standard">
      <style:text-properties officeooo:paragraph-rsid="0004585c"/>
    </style:style>
    <style:style style:name="P4" style:family="paragraph" style:parent-style-name="Heading" style:master-page-name="Standard">
      <style:paragraph-properties fo:margin-top="0in" fo:margin-bottom="0.1252in" style:contextual-spacing="false" style:page-number="auto"/>
    </style:style>
    <style:style style:name="P5" style:family="paragraph" style:parent-style-name="Heading_20_1">
      <style:paragraph-properties fo:margin-top="0in" fo:margin-bottom="0in" style:contextual-spacing="false"/>
      <style:text-properties officeooo:paragraph-rsid="0004585c"/>
    </style:style>
    <style:style style:name="P6" style:family="paragraph" style:parent-style-name="Author">
      <style:text-properties officeooo:rsid="00032472" officeooo:paragraph-rsid="00032472"/>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language="en" fo:country="US" style:language-asian="en" style:country-asian="US"/>
    </style:style>
    <style:style style:name="T4" style:family="text">
      <style:text-properties fo:color="#000000"/>
    </style:style>
    <style:style style:name="T5" style:family="text">
      <style:text-properties officeooo:rsid="00032472"/>
    </style:style>
    <style:style style:name="T6" style:family="text">
      <style:text-properties officeooo:rsid="0004585c"/>
    </style:style>
    <style:style style:name="Sect1" style:family="section">
      <style:section-properties style:writing-mode="lr-tb" style:editable="false">
        <style:columns fo:column-count="2" fo:column-gap="0.3in">
          <style:column style:rel-width="32767*" fo:start-indent="0in" fo:end-indent="0.15in"/>
          <style:column style:rel-width="32768*" fo:start-indent="0.15in" fo:end-indent="0in"/>
        </style:columns>
      </style:section-properties>
    </style:style>
  </office:automatic-styles>
  <office:body>
    <office:text text:use-soft-page-breaks="true">
      <office:forms form:automatic-focus="false" form:apply-design-mode="false"/>
      <text:tracked-changes text:track-changes="false">
        <text:changed-region xml:id="ct46313104" text:id="ct46313104">
          <text:deletion>
            <office:change-info>
              <dc:creator>peter</dc:creator>
              <dc:date>2012-02-26T21:22:00</dc:date>
            </office:change-info>
            <text:p text:style-name="Standard">.</text:p>
          </text:deletion>
        </text:changed-region>
        <text:changed-region xml:id="ct46692464" text:id="ct46692464">
          <text:insertion>
            <office:change-info>
              <dc:creator>pkinnair</dc:creator>
              <dc:date>2012-02-28T14:16:00</dc:date>
            </office:change-info>
          </text:insertion>
        </text:changed-region>
        <text:changed-region xml:id="ct46693536" text:id="ct46693536">
          <text:insertion>
            <office:change-info>
              <dc:creator>pkinnair</dc:creator>
              <dc:date>2012-02-28T14:25:00</dc:date>
            </office:change-info>
          </text:insertion>
        </text:changed-region>
        <text:changed-region xml:id="ct46693776" text:id="ct46693776">
          <text:insertion>
            <office:change-info>
              <dc:creator>pkinnair</dc:creator>
              <dc:date>2012-02-28T14:25:00</dc:date>
            </office:change-info>
          </text:insertion>
        </text:changed-region>
        <text:changed-region xml:id="ct46692944" text:id="ct46692944">
          <text:insertion>
            <office:change-info>
              <dc:creator>pkinnair</dc:creator>
              <dc:date>2012-02-28T14:36:00</dc:date>
            </office:change-info>
          </text:insertion>
        </text:changed-region>
        <text:changed-region xml:id="ct46693136" text:id="ct46693136">
          <text:insertion>
            <office:change-info>
              <dc:creator>pkinnair</dc:creator>
              <dc:date>2012-02-28T14:36:00</dc:date>
            </office:change-info>
          </text:insertion>
        </text:changed-region>
        <text:changed-region xml:id="ct46685568" text:id="ct46685568">
          <text:insertion>
            <office:change-info>
              <dc:creator>pkinnair</dc:creator>
              <dc:date>2012-02-28T14:36:00</dc:date>
            </office:change-info>
          </text:insertion>
        </text:changed-region>
        <text:changed-region xml:id="ct47548864" text:id="ct47548864">
          <text:deletion>
            <office:change-info>
              <dc:creator>pkinnair</dc:creator>
              <dc:date>2012-02-28T15:34:00</dc:date>
            </office:change-info>
            <text:p text:style-name="Standard">de facto </text:p>
          </text:deletion>
        </text:changed-region>
        <text:changed-region xml:id="ct47537216" text:id="ct47537216">
          <text:insertion>
            <office:change-info>
              <dc:creator>peter</dc:creator>
              <dc:date>2012-02-26T21:26:00</dc:date>
            </office:change-info>
          </text:insertion>
        </text:changed-region>
        <text:changed-region xml:id="ct47548640" text:id="ct47548640">
          <text:deletion>
            <office:change-info>
              <dc:creator>peter</dc:creator>
              <dc:date>2012-02-26T21:26:00</dc:date>
            </office:change-info>
            <text:p text:style-name="Standard">only </text:p>
          </text:deletion>
        </text:changed-region>
        <text:changed-region xml:id="ct47534800" text:id="ct47534800">
          <text:deletion>
            <office:change-info>
              <dc:creator>pkinnair</dc:creator>
              <dc:date>2012-02-28T16:43:00</dc:date>
            </office:change-info>
            <text:p text:style-name="Standard">[how do designers approach wicked problems] [churchman, Buchanan, rittel, etc]</text:p>
          </text:deletion>
        </text:changed-region>
        <text:changed-region xml:id="ct46102208" text:id="ct46102208">
          <text:deletion>
            <office:change-info>
              <dc:creator>pkinnair</dc:creator>
              <dc:date>2012-02-28T16:43:00</dc:date>
            </office:change-info>
            <text:p text:style-name="Heading_20_1">Design approaches</text:p>
          </text:deletion>
        </text:changed-region>
        <text:changed-region xml:id="ct45361584" text:id="ct45361584">
          <text:deletion>
            <office:change-info>
              <dc:creator>peter</dc:creator>
              <dc:date>2012-02-26T18:41:00</dc:date>
            </office:change-info>
            <text:p text:style-name="Standard">judgements</text:p>
          </text:deletion>
        </text:changed-region>
        <text:changed-region xml:id="ct47536768" text:id="ct47536768">
          <text:insertion>
            <office:change-info>
              <dc:creator>peter</dc:creator>
              <dc:date>2012-02-26T18:41:00</dc:date>
            </office:change-info>
          </text:insertion>
        </text:changed-region>
        <text:changed-region xml:id="ct46462992" text:id="ct46462992">
          <text:deletion>
            <office:change-info>
              <dc:creator>peter</dc:creator>
              <dc:date>2012-02-26T18:41:00</dc:date>
            </office:change-info>
            <text:p text:style-name="Standard">Transforming the problem of schools into the problem of the digital divide</text:p>
          </text:deletion>
        </text:changed-region>
        <text:changed-region xml:id="ct47548160" text:id="ct47548160">
          <text:deletion>
            <office:change-info>
              <dc:creator>peter</dc:creator>
              <dc:date>2012-02-26T18:41:00</dc:date>
            </office:change-info>
            <text:p text:style-name="Standard">Distributed Networks = Democratization?</text:p>
            <text:p text:style-name="Standard">Distributed Governance…</text:p>
            <text:p text:style-name="Heading_20_1">CASE STUDY: Online educational technology</text:p>
          </text:deletion>
        </text:changed-region>
        <text:changed-region xml:id="ct47607552" text:id="ct47607552">
          <text:deletion>
            <office:change-info>
              <dc:creator>peter</dc:creator>
              <dc:date>2012-02-26T18:41:00</dc:date>
            </office:change-info>
            <text:p text:style-name="Standard">Economics</text:p>
            <text:p text:style-name="Standard">Security</text:p>
            <text:p text:style-name="Standard">Privacy</text:p>
          </text:deletion>
        </text:changed-region>
        <text:changed-region xml:id="ct45362000" text:id="ct45362000">
          <text:deletion>
            <office:change-info>
              <dc:creator>peter</dc:creator>
              <dc:date>2012-02-26T18:41:00</dc:date>
            </office:change-info>
            <text:p text:style-name="Heading_20_1">CASE STUDY: NETWORK ARCHITECTUR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 Modest Proposal: <text:line-break/>(Possible) Implications of Appropriation</text:p>
      <table:table table:name="Table1" table:style-name="Table1">
        <table:table-column table:style-name="Table1.A"/>
        <table:table-row table:style-name="Table1.1">
          <table:table-cell table:style-name="Table1.A1" office:value-type="string">
            <text:p text:style-name="P6">Peter Kinnaird</text:p>
            <text:p text:style-name="Affiliation"/>
          </table:table-cell>
        </table:table-row>
      </table:table>
      <text:section text:style-name="Sect1" text:name="Section1">
        <text:p text:style-name="P1">ABSTRACT</text:p>
        <text:p text:style-name="Standard">As technologies are developed and constructed, designers may or may not be aware that they are embedding politics and values into their artifacts. Computer scientists operate and advance their field by building layers of abstraction into software and hardware to reduce the complexity of interfaces, making the artifacts they create <text:span text:style-name="T1">zuhanden</text:span> for others in part by imposing constraints. The increasing reliance of global populations and economies on communication mediated by many information and communications technologies (ICTs) transforms them from applications into communications infrastructure, elevating the importance of considering the values embodied in those infrastructures. I argue that the status quo bias and economic inertia of built-infrastructure requires a reevaluation of research in light of the de facto global technocracy to consider a nouveau social contract between infrastructural theorists, scientists, designers, and engineers and the current and future generations who will be constrained by that infrastructure as it is reified. The CHI community is uniquely situated to establish a norm of including a discussion of the implications of appropriation as first class topic in research output.</text:p>
        <text:p text:style-name="P5"><text:span text:style-name="T6">Tags</text:span></text:p>
        <text:p text:style-name="P3"><text:span text:style-name="T6">Design, Philosophy, Computer Science, Society, Politics</text:span></text:p>
        <text:p text:style-name="Heading_20_1">INTRODUCTION</text:p>
        <text:p text:style-name="Standard">The hope and promise of a great deal of scientific research, including theoretical computer science and HCI research, is that the ideas, discoveries, and designs expressed might one day be instantiated and used to alter the world <field:fieldmark-start text:name="__Fieldmark__85_772297357" field:type="vnd.oasis.opendocument.field.UNHANDLED"><field:param field:name="vnd.oasis.opendocument.field.code" field:value="ADDIN Mendeley Citation{43c9f3df-cd46-48e5-99c0-cb4f0e27460b} CSL_CITATION  { &quot;citationItems&quot; : [ { &quot;id&quot; : &quot;ITEM-1&quot;, &quot;itemData&quot; : { &quot;ISBN&quot; : &quot;0521400562&quot;, &quot;author&quot; : [ { &quot;family&quot; : &quot;Carroll&quot;, &quot;given&quot; : &quot;John M.&quot; }, { &quot;family&quot; : &quot;Kellog&quot;, &quot;given&quot; : &quot;Wendy A.&quot; }, { &quot;family&quot; : &quot;Rosson&quot;, &quot;given&quot; : &quot;Mary Beth&quot; } ], &quot;editor&quot; : [ { &quot;family&quot; : &quot;Carroll&quot;, &quot;given&quot; : &quot;John M.&quot; } ], &quot;id&quot; : &quot;ITEM-1&quot;, &quot;issued&quot; : { &quot;date-parts&quot; : [ [ &quot;1991&quot; ] ] }, &quot;page&quot; : &quot;333&quot;, &quot;publisher&quot; : &quot;Cambridge University Press&quot;, &quot;publisher-place&quot; : &quot;Cambridge, UK&quot;, &quot;shortTitle&quot; : &quot;Designing Interaction&quot;, &quot;title&quot; : &quot;The Task-Artifact Cycle&quot;, &quot;type&quot; : &quot;chapter&quot; }, &quot;uris&quot; : [ &quot;http://www.mendeley.com/documents/?uuid=43c9f3df-cd46-48e5-99c0-cb4f0e27460b&quot; ] } ], &quot;mendeley&quot; : { &quot;previouslyFormattedCitation&quot; : &quot;[5]&quot; }, &quot;properties&quot; : { &quot;noteIndex&quot; : 0 }, &quot;schema&quot; : &quot;https://github.com/citation-style-language/schema/raw/master/csl-citation.json&quot; } "/><field:param field:name="vnd.oasis.opendocument.field.id" field:value="81"/></field:fieldmark-start><text:span text:style-name="T3">[5]</text:span><field:fieldmark-end/>. Yet the discoveries expressed in scholarly research might be appropriated in ways unforeseen by the authors or contribute to systematic, unpredictable effects on society or the environment <field:fieldmark-start text:name="__Fieldmark__90_772297357" field:type="vnd.oasis.opendocument.field.UNHANDLED"><field:param field:name="vnd.oasis.opendocument.field.code" field:value="ADDIN Mendeley Citation{48c45202-612e-4d2a-81fb-818db0f82f6f};{4f7e2da0-88de-43b6-8df8-96081469e12f} CSL_CITATION  { &quot;citationItems&quot; : [ { &quot;id&quot; : &quot;ITEM-1&quot;, &quot;itemData&quot; : { &quot;abstract&quot; : &quot;Ethnographies often show that users appropriate and adapt technology in ways never envisaged by the designers, or even deliberately subverting the designers intentions. As design can never be complete, such appropriation is regarded as an important and positive phenomenon. However designing for appropriation is often seen as an oxymoron; it appears impossible to design for the unexpected. In this paper we present some guidelines for appropriation based on our own experience and published literature and demonstrate their use in two case studies. You may not be able to design for the unexpected, but you can design to allow the unexpected.&quot;, &quot;author&quot; : [ { &quot;family&quot; : &quot;Dix&quot;, &quot;given&quot; : &quot;Alan&quot; } ], &quot;container-title&quot; : &quot;Group&quot;, &quot;editor&quot; : [ { &quot;family&quot; : &quot;Ramduny-Ellis&quot;, &quot;given&quot; : &quot;Devina&quot; }, { &quot;family&quot; : &quot;Rachovides&quot;, &quot;given&quot; : &quot;Dorothy&quot; } ], &quot;id&quot; : &quot;ITEM-1&quot;, &quot;issue&quot; : &quot;September&quot;, &quot;issued&quot; : { &quot;date-parts&quot; : [ [ &quot;2007&quot; ] ] }, &quot;page&quot; : &quot;27-30&quot;, &quot;publisher&quot; : &quot;BCS eWiC&quot;, &quot;title&quot; : &quot;Designing for Appropriation&quot;, &quot;type&quot; : &quot;article-journal&quot;, &quot;volume&quot; : &quot;2&quot; }, &quot;uris&quot; : [ &quot;http://www.mendeley.com/documents/?uuid=48c45202-612e-4d2a-81fb-818db0f82f6f&quot; ] }, { &quot;DOI&quot; : &quot;10.1023/A:1026149119426&quot;, &quot;abstract&quot; : &quot;Appropriation is the process by which peopleadopt and adapt technologies, fitting them intotheir working practices. It is similar tocustomisation, but concerns the adoptionpatterns of technology and the transformationof practice at a deeper level. Understandingappropriation is a key problem for developinginteractive systems, since it critical to thesuccess of technology deployment. It is also animportant research issue, since appropriationlies at the intersection of workplace studiesand design.&quot;, &quot;author&quot; : [ { &quot;family&quot; : &quot;Dourish&quot;, &quot;given&quot; : &quot;Paul&quot; } ], &quot;container-title&quot; : &quot;Computer Supported Cooperative Work&quot;, &quot;id&quot; : &quot;ITEM-2&quot;, &quot;issue&quot; : &quot;4&quot;, &quot;issued&quot; : { &quot;date-parts&quot; : [ [ &quot;2003&quot; ] ] }, &quot;itemData&quot; : { &quot;DOI&quot; : &quot;10.1023/A:1026149119426&quot;, &quot;abstract&quot; : &quot;Appropriation is the process by which peopleadopt and adapt technologies, fitting them intotheir working practices. It is similar tocustomisation, but concerns the adoptionpatterns of technology and the transformationof practice at a deeper level. Understandingappropriation is a key problem for developinginteractive systems, since it critical to thesuccess of technology deployment. It is also animportant research issue, since appropriationlies at the intersection of workplace studiesand design.&quot;, &quot;author&quot; : [ { &quot;family&quot; : &quot;Dourish&quot;, &quot;given&quot; : &quot;Paul&quot; } ], &quot;container-title&quot; : &quot;Computer Supported Cooperative Work&quot;, &quot;id&quot; : &quot;ITEM-2&quot;, &quot;issue&quot; : &quot;4&quot;, &quot;issued&quot; : { &quot;date-parts&quot; : [ [ &quot;2003&quot; ] ] }, &quot;page&quot; : &quot;465-490&quot;, &quot;publisher&quot; : &quot;Springer&quot;, &quot;title&quot; : &quot;The Appropriation of Interactive Technologies: Some Lessons from Placeless Documents&quot;, &quot;type&quot; : &quot;article-journal&quot;, &quot;volume&quot; : &quot;12&quot; }, &quot;page&quot; : &quot;465-490&quot;, &quot;publisher&quot; : &quot;Springer&quot;, &quot;title&quot; : &quot;The Appropriation of Interactive Technologies: Some Lessons from Placeless Documents&quot;, &quot;type&quot; : &quot;article-journal&quot;, &quot;uris&quot; : [ &quot;http://www.mendeley.com/documents/?uuid=4f7e2da0-88de-43b6-8df8-96081469e12f&quot; ], &quot;volume&quot; : &quot;12&quot; } ], &quot;mendeley&quot; : { &quot;previouslyFormattedCitation&quot; : &quot;[8,9]&quot; }, &quot;properties&quot; : { &quot;noteIndex&quot; : 0 }, &quot;schema&quot; : &quot;https://github.com/citation-style-language/schema/raw/master/csl-citation.json&quot; } "/><field:param field:name="vnd.oasis.opendocument.field.id" field:value="81"/></field:fieldmark-start><text:span text:style-name="T3">[8,9]</text:span><field:fieldmark-end/>. The responsibility for these effects does not ultimately rest on the shoulders of the scholar given the impossibility of conceptualizing all of the potential (mis)appropriations of their work, but on the implementation of technology informed by their research. Nevertheless, a small measure of responsibility remains with the scholar to consider the implications of appropriation of their discoveries.</text:p>
        <text:p text:style-name="Standard">Applications of Computer Science are built on the notion of layers of abstraction. Graphical User Interface (GUI) programmers are not generally concerned about making sure the mouse cursor moves when the user physically moves the mouse since the Operating System (OS) is handling that. Likewise, OS programmers are not generally concerned with translating network signals between electrical impulses and bits since that takes place in the Network Interface Card (NIC). If GUI programmers had to fully understand and implement every element of their GUI it would be virtually impossible to write even the simplest web browser, for example. Computer Scientists working on this underlying hardware and software infrastructure make it <text:span text:style-name="T1">zuhanden</text:span> for other programmers by authoring Application Programming Interfaces (APIs) and agreeing on standards (like x86) so that those other programmers can built on top of their contributions without fully needing to know the details of the implementation. Although <text:s/>powerful tools, APIs and layers of abstraction introduce countless opportunities for the introduction of values into computing infrastructure (regardless of the intent of the author) by constraining the space of possible uses by definition.</text:p>
        <text:p text:style-name="Standard">Every day global society becomes more and more dependent on computer mediated communication for everything from discovering romantic partners to automated financial oversight. The construction and maintenance of these communications technologies is typically overseen by a blend of industry, scientists, interested stakeholders (e.g. RFC’s maintained by the IETF), and traditional governing bodies. The extraordinary influence wielded by the unelected, tech-savvy elite over this infrastructure suggests the de facto presence of a market- and meritocratically-elected global technocracy determining the values of global communications infrastructure. The emergence of this amorphous and dynamic global governing body requires the consideration of a nouveau social contract between contributors to the design and construction of infrastructure and the current and future generations who will be constrained by that infrastructure.</text:p>
        <text:p text:style-name="Standard">Given the challenges associated with making predictions, it is not the responsibility of each researcher to attempt to embed positional values in their work, but merely to consider the social and environmental arenas that could be significantly impacted by their work. The CHI community should establish a norm of including at least a very brief discussion of these <text:span text:style-name="T1">implications of appropriation</text:span> as a first class inclusion in research output.</text:p>
        <text:p text:style-name="P1">BACKGROUND</text:p>
        <text:p text:style-name="Heading_20_2">Values Free Science</text:p>
        <text:p text:style-name="Standard">Max Weber famously advocated values-free science since value laden parables dressed up in the trappings of scholarly research might seduce the naïve. Although the consensus among scientists is certainly to deal in facts rather than values, two important questions remain: 1) is it possible for us to do so, and 2) do moral imperatives <text:soft-page-break/>demand that we ought to conduct values-free science or agenda-driven research and presentation?<text:change text:change-id="ct46313104"/></text:p>
        <text:p text:style-name="Heading_20_2">Artifacts and Politics</text:p>
        <text:p text:style-name="Standard">Langdon Winner resoundingly stated that all artifacts have politics, whether the strong politics of expressed intent from a grand architect or the softer politics of their interpretation <field:fieldmark-start text:name="__Fieldmark__120_772297357" field:type="vnd.oasis.opendocument.field.UNHANDLED"><field:param field:name="vnd.oasis.opendocument.field.code" field:value="ADDIN Mendeley Citation{a907f114-9559-49a9-b21d-7615aca9e92d} CSL_CITATION  { &quot;citationItems&quot; : [ { &quot;id&quot; : &quot;ITEM-1&quot;, &quot;itemData&quot; : { &quot;ISBN&quot; : &quot;0335150276&quot;, &quot;author&quot; : [ { &quot;family&quot; : &quot;Winner&quot;, &quot;given&quot; : &quot;Langdon&quot; } ], &quot;editor&quot; : [ { &quot;family&quot; : &quot;MacKenzie&quot;, &quot;given&quot; : &quot;Donald A.&quot; }, { &quot;family&quot; : &quot;Wajcman&quot;, &quot;given&quot; : &quot;Judy&quot; } ], &quot;id&quot; : &quot;ITEM-1&quot;, &quot;issued&quot; : { &quot;date-parts&quot; : [ [ &quot;1985&quot; ] ] }, &quot;note&quot; : &quot;\u003cm:note/\u003e&quot;, &quot;page&quot; : &quot;26-38&quot;, &quot;publisher&quot; : &quot;Open University Press&quot;, &quot;publisher-place&quot; : &quot;Milton Keynes, PA&quot;, &quot;title&quot; : &quot;Do Artifacts Have Politics?&quot;, &quot;type&quot; : &quot;chapter&quot; }, &quot;uris&quot; : [ &quot;http://www.mendeley.com/documents/?uuid=a907f114-9559-49a9-b21d-7615aca9e92d&quot; ] } ], &quot;mendeley&quot; : { &quot;previouslyFormattedCitation&quot; : &quot;[28]&quot; }, &quot;properties&quot; : { &quot;noteIndex&quot; : 0 }, &quot;schema&quot; : &quot;https://github.com/citation-style-language/schema/raw/master/csl-citation.json&quot; } "/><field:param field:name="vnd.oasis.opendocument.field.id" field:value="81"/></field:fieldmark-start><text:span text:style-name="T3">[28]</text:span><field:fieldmark-end/>. Artifacts could be broadly defined to include the informational outputs of scholarly research, or more narrowly defined as built objects in the world. <text:s/>The impact of the values embedded in artifacts is exceptionally salient in the case of infrastructural artifacts. Winner’s most memorable example is Robert Moses, a city planner in New York City, who decided to construct low bridges over Long Island expressways. Winner contends that this decision was made with the intent of maintaining segregation at Long Island parks by preventing public busses from using the expressway thus excluding those too poor to take their own car. Although the details of this story have been called into question by detractors, including Bernward Joerges, the story retains truth in the effects of the decision if not in the purpose behind it. Even Joerges, Winner’s most well-known detractor recognizes that “the power represented in built and other technical devices is not to be found in <text:span text:style-name="T1">the formal attributes of these things themselves.</text:span> Only their <text:span text:style-name="T1">authorization</text:span>, their legitimate representation, gives shape to the definitive effects they may have <field:fieldmark-start text:name="__Fieldmark__129_772297357" field:type="vnd.oasis.opendocument.field.UNHANDLED"><field:param field:name="vnd.oasis.opendocument.field.code" field:value="ADDIN Mendeley Citation{ef32527a-8ecb-47ba-9f82-43a326e28e06} CSL_CITATION  { &quot;citationItems&quot; : [ { &quot;id&quot; : &quot;ITEM-1&quot;, &quot;itemData&quot; : { &quot;DOI&quot; : &quot;10.1177/030631299029003004&quot;, &quot;ISBN&quot; : &quot;0306312990290&quot;, &quot;abstract&quot; : &quot;In social studies of technology, as in many other scientific disciplines, highly persuasive similes are at work: pious stories, seemingly reaped from research, suggesting certain general theoretical insights. Variously adapted, they are handed down: in the process, they acquire almost doctrinal unassailability. One such parable, which has been retold in technology and urban studies for a long time, is the story of Robert Moses' low bridges, preventing the poor and the black of New York from gaining access to Long Island resorts and beaches. The story turns out to be counterfactual, but even if a small myth is disenchanted, it serves a purpose: to resituate positions in the old debate about the control of social processes via buildings and other technical artefacts - or, more generally, about material form and social content.&quot;, &quot;author&quot; : [ { &quot;family&quot; : &quot;Joerges&quot;, &quot;given&quot; : &quot;B&quot; } ], &quot;container-title&quot; : &quot;Social Studies Of Science&quot;, &quot;id&quot; : &quot;ITEM-1&quot;, &quot;issue&quot; : &quot;3&quot;, &quot;issued&quot; : { &quot;date-parts&quot; : [ [ &quot;1999&quot; ] ] }, &quot;page&quot; : &quot;411-431&quot;, &quot;publisher&quot; : &quot;JSTOR&quot;, &quot;title&quot; : &quot;Do Politics Have Artefacts?&quot;, &quot;type&quot; : &quot;article-journal&quot;, &quot;volume&quot; : &quot;29&quot; }, &quot;uris&quot; : [ &quot;http://www.mendeley.com/documents/?uuid=ef32527a-8ecb-47ba-9f82-43a326e28e06&quot; ] } ], &quot;mendeley&quot; : { &quot;previouslyFormattedCitation&quot; : &quot;[16]&quot; }, &quot;properties&quot; : { &quot;noteIndex&quot; : 0 }, &quot;schema&quot; : &quot;https://github.com/citation-style-language/schema/raw/master/csl-citation.json&quot; } "/><field:param field:name="vnd.oasis.opendocument.field.id" field:value="81"/></field:fieldmark-start><text:span text:style-name="T3">[16]</text:span><field:fieldmark-end/>.” Yet the very fact that the outputs of scholarly research form artifacts disallows the absolution of even theoretical research.</text:p>
        <text:p text:style-name="Heading_20_2">Infrastructure’s Uncertain Endurance</text:p>
        <text:p text:style-name="Standard">Star suggests that realized infrastructure becomes ecological, inseparable from the built environment <field:fieldmark-start text:name="__Fieldmark__138_772297357" field:type="vnd.oasis.opendocument.field.UNHANDLED"><field:param field:name="vnd.oasis.opendocument.field.code" field:value="ADDIN Mendeley Citation{bf4187b9-3a40-4d6d-8f20-e0fee3710888} CSL_CITATION  { &quot;citationItems&quot; : [ { &quot;id&quot; : &quot;ITEM-1&quot;, &quot;itemData&quot; : { &quot;DOI&quot; : &quot;10.1177/00027649921955326&quot;, &quot;abstract&quot; : &quot;This article asks methodological questions about studying infrastructure with some of the tools and perspectives of ethnography. Infrastructure is both relational and ecological\u2014it means different things to different groups and it is part of the balance of action, tools, and the built environment, inseparable from them. It also is frequently mundane to the point of boredom, involving things such as plugs, standards, and bureaucratic forms. Some of the difficulties of studying infrastructure are how to scale up from traditional ethnographic sites, how to manage large quantities of data such as those produced by transaction logs, and how to understand the interplay of online and offline behavior. Some of the tricks of the trade involved in meeting these challenges include studying the design of infrastructure, understanding the paradoxes of infrastructure as both transparent and opaque, including invisible work in the ecological analysis, and pinpointing the epistemological status of indictors.&quot;, &quot;author&quot; : [ { &quot;family&quot; : &quot;Star&quot;, &quot;given&quot; : &quot;Susan L.&quot; } ], &quot;container-title&quot; : &quot;American Behavioral Scientist&quot;, &quot;id&quot; : &quot;ITEM-1&quot;, &quot;issue&quot; : &quot;3&quot;, &quot;issued&quot; : { &quot;date-parts&quot; : [ [ &quot;1999&quot;, &quot;11&quot; ] ] }, &quot;page&quot; : &quot;377-391&quot;, &quot;title&quot; : &quot;The Ethnography of Infrastructure&quot;, &quot;type&quot; : &quot;article-journal&quot;, &quot;volume&quot; : &quot;43&quot; }, &quot;uris&quot; : [ &quot;http://www.mendeley.com/documents/?uuid=bf4187b9-3a40-4d6d-8f20-e0fee3710888&quot; ] } ], &quot;mendeley&quot; : { &quot;previouslyFormattedCitation&quot; : &quot;[26]&quot; }, &quot;properties&quot; : { &quot;noteIndex&quot; : 0 }, &quot;schema&quot; : &quot;https://github.com/citation-style-language/schema/raw/master/csl-citation.json&quot; } "/><field:param field:name="vnd.oasis.opendocument.field.id" field:value="81"/></field:fieldmark-start><text:span text:style-name="T3">[26]</text:span><field:fieldmark-end/>. Once infrastructure is in place and technologies are built to suit the standards of that infrastructure, the infrastructure takes on substantial economic inertia and becomes increasingly difficult to modify, replace, or remove <field:fieldmark-start text:name="__Fieldmark__143_772297357" field:type="vnd.oasis.opendocument.field.UNHANDLED"><field:param field:name="vnd.oasis.opendocument.field.code" field:value="ADDIN Mendeley Citation{ebb53c43-b072-4b9d-8717-ce6042c526e5};{95305d49-fd40-45c3-8aab-4a8687ffdc79} CSL_CITATION  { &quot;citationItems&quot; : [ { &quot;id&quot; : &quot;ITEM-1&quot;, &quot;itemData&quot; : { &quot;abstract&quot; : &quot;We analyze technology adoption in industries where network externalities are significant. The pattern of adoption depends on whether technologies are sponsored. A sponsor is an entity that has property rights to the technology and hence is willing to make investments to promote it. Key findings include the following: (1) compatibility tends to be undersupplied by the market, but excessive standardization can occur; (2) in the absence of sponsors, the technology superior today has a strategic advantage and is likely to dominate the market; (3) when one of two rival technologies is sponsored, that technology has a strategic advantage and may be adopted even if it is inferior; (4) when two competing technologies both are sponsored, the technology that will be superior tomorrow has a strategic advantage. CR  - Copyright \u0026#169; 1986 The University of Chicago Press&quot;, &quot;author&quot; : [ { &quot;family&quot; : &quot;Katz&quot;, &quot;given&quot; : &quot;Michael L&quot; }, { &quot;family&quot; : &quot;Shapiro&quot;, &quot;given&quot; : &quot;Carl&quot; } ], &quot;container-title&quot; : &quot;Journal of Political Economy&quot;, &quot;id&quot; : &quot;ITEM-1&quot;, &quot;issue&quot; : &quot;4&quot;, &quot;issued&quot; : { &quot;date-parts&quot; : [ [ &quot;1986&quot;, &quot;8&quot;, &quot;1&quot; ] ] }, &quot;note&quot; : &quot;\u003cm:note\u003eWe analyze technology adoption in industries where network externalities are significant. The pattern of adoption depends on whether technologies are sponsored. A sponsor is an entity that has property rights to the technology and hence is willing to make investments to promote it. Key findings include the following: (1) compatibility tends to be undersupplied by the market, but excessive standardization can occur; (2) in the absence of sponsors, the technology superior today has a strategic advantage and is likely to dominate the market; (3) when one of two rival technologies is sponsored, that technology has a strategic advantage and may be adopted even if it is inferior; (4) when two competing technologies both are sponsored, the technology that will be superior tomorrow has a strategic advantage. CR  - Copyright \u0026amp;#169; 1986 The University of Chicago Press\u003c/m:note\u003e&quot;, &quot;page&quot; : &quot;822-841&quot;, &quot;publisher&quot; : &quot;The University of Chicago Press&quot;, &quot;title&quot; : &quot;Technology Adoption in the Presence of Network Externalities&quot;, &quot;type&quot; : &quot;article-journal&quot;, &quot;volume&quot; : &quot;94&quot; }, &quot;uris&quot; : [ &quot;http://www.mendeley.com/documents/?uuid=ebb53c43-b072-4b9d-8717-ce6042c526e5&quot; ] }, { &quot;DOI&quot; : &quot;10.2307/990971&quot;, &quot;ISBN&quot; : &quot;0670835153&quot;, &quot;author&quot; : [ { &quot;family&quot; : &quot;Brand&quot;, &quot;given&quot; : &quot;Stewart&quot; } ], &quot;container-title&quot; : &quot;How buildings learn what happens after theyre built&quot;, &quot;id&quot; : &quot;ITEM-2&quot;, &quot;issue&quot; : &quot;2&quot;, &quot;issued&quot; : { &quot;date-parts&quot; : [ [ &quot;1995&quot; ] ] }, &quot;itemData&quot; : { &quot;DOI&quot; : &quot;10.2307/990971&quot;, &quot;ISBN&quot; : &quot;0670835153&quot;, &quot;author&quot; : [ { &quot;family&quot; : &quot;Brand&quot;, &quot;given&quot; : &quot;Stewart&quot; } ], &quot;container-title&quot; : &quot;How buildings learn what happens after theyre built&quot;, &quot;id&quot; : &quot;ITEM-2&quot;, &quot;issue&quot; : &quot;2&quot;, &quot;issued&quot; : { &quot;date-parts&quot; : [ [ &quot;1995&quot; ] ] }, &quot;page&quot; : &quot;235&quot;, &quot;publisher&quot; : &quot;Penguin Books&quot;, &quot;title&quot; : &quot;How buildings learn: what happens after they're built&quot;, &quot;type&quot; : &quot;book&quot;, &quot;volume&quot; : &quot;54&quot; }, &quot;page&quot; : &quot;235&quot;, &quot;publisher&quot; : &quot;Penguin Books&quot;, &quot;title&quot; : &quot;How buildings learn: what happens after they're built&quot;, &quot;type&quot; : &quot;book&quot;, &quot;uris&quot; : [ &quot;http://www.mendeley.com/documents/?uuid=95305d49-fd40-45c3-8aab-4a8687ffdc79&quot; ], &quot;volume&quot; : &quot;54&quot; } ], &quot;mendeley&quot; : { &quot;previouslyFormattedCitation&quot; : &quot;[1,19]&quot; }, &quot;properties&quot; : { &quot;noteIndex&quot; : 0 }, &quot;schema&quot; : &quot;https://github.com/citation-style-language/schema/raw/master/csl-citation.json&quot; } "/><field:param field:name="vnd.oasis.opendocument.field.id" field:value="81"/></field:fieldmark-start><text:span text:style-name="T3">[1,19]</text:span><field:fieldmark-end/>. Given the economic inertia and human propensity for exhibiting status quo bias <field:fieldmark-start text:name="__Fieldmark__148_772297357" field:type="vnd.oasis.opendocument.field.UNHANDLED"><field:param field:name="vnd.oasis.opendocument.field.code" field:value="ADDIN Mendeley Citation{7b2d65b2-d027-4418-8c5d-136172839cb4};{697c8393-72de-4a37-aaf9-7428a24e9dda};{c30c0358-dd31-4335-83e2-a2b9b7929821} CSL_CITATION  { &quot;citationItems&quot; : [ { &quot;id&quot; : &quot;ITEM-1&quot;, &quot;itemData&quot; : { &quot;DOI&quot; : &quot;10.1007/BF00055564&quot;, &quot;ISBN&quot; : &quot;184376377X&quot;, &quot;abstract&quot; : &quot;Most real decisions, unlike those of economics texts, have a status quo alternativethat is, doing nothing or maintaining one's current or previous decision. A series of decision-making experiments shows that individuals disproportionately stick with the status quo. Data on the selections of health plans and retirement programs by faculty members reveal that the status quo bias is substantial in important real decisions. Economics, psychology, and decision theory provide possible explanations for this bias. Applications are discussed ranging from marketing techniques, to industrial organization, to the advance of science.&quot;, &quot;author&quot; : [ { &quot;family&quot; : &quot;Samuelson&quot;, &quot;given&quot; : &quot;William&quot; }, { &quot;family&quot; : &quot;Zeckhauser&quot;, &quot;given&quot; : &quot;Richard&quot; } ], &quot;container-title&quot; : &quot;Journal of Risk and Uncertainty&quot;, &quot;id&quot; : &quot;ITEM-1&quot;, &quot;issue&quot; : &quot;1&quot;, &quot;issued&quot; : { &quot;date-parts&quot; : [ [ &quot;1988&quot; ] ] }, &quot;page&quot; : &quot;7-59&quot;, &quot;publisher&quot; : &quot;Springer&quot;, &quot;title&quot; : &quot;Status quo bias in decision making&quot;, &quot;type&quot; : &quot;article-journal&quot;, &quot;volume&quot; : &quot;1&quot; }, &quot;uris&quot; : [ &quot;http://www.mendeley.com/documents/?uuid=7b2d65b2-d027-4418-8c5d-136172839cb4&quot; ] }, { &quot;abstract&quot; : &quot;Economics can be distinguished from other social sciences by the belief that most (all?) behavior can be explained by assuming that agents have stable, well-defined preferences and make rational choices consistent with those pref- erences in markets that (eventually) clear. An empirical result qualifies as an anomaly if it is difficult to \&quot;rationalize,\&quot; or if implausible assumptions are necessary to explain it within the paradigm. This column presents a series of such anomalies. Readers are invited to suggest topics for future columns by sending a note with some reference to (or better yet copies of) the relevant research. Comments on anomalies printed here are also welcome. The address is: Richard Thaler, c/o Journal of Economic Perspectives, Johnson Graduate School of Management, Malott Hall, Cornell University, Ithaca, NY 14853. After this issue, the \&quot;Anomalies\&quot; column will no longer appear in every issue and instead will appear occasionally, when a pressing anomaly crosses Dick Thaler's desk. However, suggestions for new columns and comments on old ones are still welcome. Thaler would like to quash one rumor before it gets started, namely that he is cutting back because he has run out of anomalies. Au contraire, it is the dilemma of choosing which juicy anomaly to discuss that takes so much time.&quot;, &quot;author&quot; : [ { &quot;family&quot; : &quot;Kahneman&quot;, &quot;given&quot; : &quot;Daniel&quot; }, { &quot;family&quot; : &quot;Knetsch&quot;, &quot;given&quot; : &quot;Jack L&quot; }, { &quot;family&quot; : &quot;Thaler&quot;, &quot;given&quot; : &quot;Richard H&quot; } ], &quot;container-title&quot; : &quot;Journal of Economic Perspectives&quot;, &quot;editor&quot; : [ { &quot;family&quot; : &quot;Kahneman&quot;, &quot;given&quot; : &quot;D&quot; }, { &quot;family&quot; : &quot;Tversky&quot;, &quot;given&quot; : &quot;A&quot; } ], &quot;id&quot; : &quot;ITEM-2&quot;, &quot;issue&quot; : &quot;1&quot;, &quot;issued&quot; : { &quot;date-parts&quot; : [ [ &quot;1991&quot; ] ] }, &quot;itemData&quot; : { &quot;abstract&quot; : &quot;Economics can be distinguished from other social sciences by the belief that most (all?) behavior can be explained by assuming that agents have stable, well-defined preferences and make rational choices consistent with those pref- erences in markets that (eventually) clear. An empirical result qualifies as an anomaly if it is difficult to \&quot;rationalize,\&quot; or if implausible assumptions are necessary to explain it within the paradigm. This column presents a series of such anomalies. Readers are invited to suggest topics for future columns by sending a note with some reference to (or better yet copies of) the relevant research. Comments on anomalies printed here are also welcome. The address is: Richard Thaler, c/o Journal of Economic Perspectives, Johnson Graduate School of Management, Malott Hall, Cornell University, Ithaca, NY 14853. After this issue, the \&quot;Anomalies\&quot; column will no longer appear in every issue and instead will appear occasionally, when a pressing anomaly crosses Dick Thaler's desk. However, suggestions for new columns and comments on old ones are still welcome. Thaler would like to quash one rumor before it gets started, namely that he is cutting back because he has run out of anomalies. Au contraire, it is the dilemma of choosing which juicy anomaly to discuss that takes so much time.&quot;, &quot;author&quot; : [ { &quot;family&quot; : &quot;Kahneman&quot;, &quot;given&quot; : &quot;Daniel&quot; }, { &quot;family&quot; : &quot;Knetsch&quot;, &quot;given&quot; : &quot;Jack L&quot; }, { &quot;family&quot; : &quot;Thaler&quot;, &quot;given&quot; : &quot;Richard H&quot; } ], &quot;container-title&quot; : &quot;Journal of Economic Perspectives&quot;, &quot;editor&quot; : [ { &quot;family&quot; : &quot;Kahneman&quot;, &quot;given&quot; : &quot;D&quot; }, { &quot;family&quot; : &quot;Tversky&quot;, &quot;given&quot; : &quot;A&quot; } ], &quot;id&quot; : &quot;ITEM-2&quot;, &quot;issue&quot; : &quot;1&quot;, &quot;issued&quot; : { &quot;date-parts&quot; : [ [ &quot;1991&quot; ] ] }, &quot;page&quot; : &quot;193-206&quot;, &quot;publisher&quot; : &quot;JSTOR&quot;, &quot;title&quot; : &quot;Anomalies The Endowment Effect , Loss Aversion , and Status Quo Bias&quot;, &quot;type&quot; : &quot;article-journal&quot;, &quot;volume&quot; : &quot;5&quot; }, &quot;page&quot; : &quot;193-206&quot;, &quot;publisher&quot; : &quot;JSTOR&quot;, &quot;title&quot; : &quot;Anomalies The Endowment Effect , Loss Aversion , and Status Quo Bias&quot;, &quot;type&quot; : &quot;article-journal&quot;, &quot;uris&quot; : [ &quot;http://www.mendeley.com/documents/?uuid=697c8393-72de-4a37-aaf9-7428a24e9dda&quot; ], &quot;volume&quot; : &quot;5&quot; }, { &quot;DOI&quot; : &quot;10.2307/2234834&quot;, &quot;ISBN&quot; : &quot;0262193051&quot;, &quot;author&quot; : [ { &quot;family&quot; : &quot;Sutton&quot;, &quot;given&quot; : &quot;John&quot; } ], &quot;container-title&quot; : &quot;MIT Press Books&quot;, &quot;id&quot; : &quot;ITEM-3&quot;, &quot;issue&quot; : &quot;1&quot;, &quot;issued&quot; : { &quot;date-parts&quot; : [ [ &quot;1991&quot; ] ] }, &quot;itemData&quot; : { &quot;DOI&quot; : &quot;10.2307/2234834&quot;, &quot;ISBN&quot; : &quot;0262193051&quot;, &quot;author&quot; : [ { &quot;family&quot; : &quot;Sutton&quot;, &quot;given&quot; : &quot;John&quot; } ], &quot;container-title&quot; : &quot;MIT Press Books&quot;, &quot;id&quot; : &quot;ITEM-3&quot;, &quot;issue&quot; : &quot;1&quot;, &quot;issued&quot; : { &quot;date-parts&quot; : [ [ &quot;1991&quot; ] ] }, &quot;page&quot; : &quot;xiv--&quot;, &quot;publisher&quot; : &quot;MIT Press&quot;, &quot;title&quot; : &quot;Sunk Costs and Market Structure: Price Competition, Advertising, and the Evolution of Concentration&quot;, &quot;type&quot; : &quot;book&quot;, &quot;volume&quot; : &quot;23&quot; }, &quot;page&quot; : &quot;xiv--&quot;, &quot;publisher&quot; : &quot;MIT Press&quot;, &quot;title&quot; : &quot;Sunk Costs and Market Structure: Price Competition, Advertising, and the Evolution of Concentration&quot;, &quot;type&quot; : &quot;book&quot;, &quot;uris&quot; : [ &quot;http://www.mendeley.com/documents/?uuid=c30c0358-dd31-4335-83e2-a2b9b7929821&quot; ], &quot;volume&quot; : &quot;23&quot; } ], &quot;mendeley&quot; : { &quot;previouslyFormattedCitation&quot; : &quot;[18,24,27]&quot; }, &quot;properties&quot; : { &quot;noteIndex&quot; : 0 }, &quot;schema&quot; : &quot;https://github.com/citation-style-language/schema/raw/master/csl-citation.json&quot; } "/><field:param field:name="vnd.oasis.opendocument.field.id" field:value="81"/></field:fieldmark-start><text:span text:style-name="T3">[18,24,27]</text:span><field:fieldmark-end/>, we must consider the endurance of infrastructure uncertain. </text:p>
        <text:p text:style-name="Heading_20_2">Future Stakeholders</text:p>
        <text:p text:style-name="Standard">Researchers sometimes consider the impact of their research and its wide-scale deployment on differing global societies <field:fieldmark-start text:name="__Fieldmark__157_772297357" field:type="vnd.oasis.opendocument.field.UNHANDLED"><field:param field:name="vnd.oasis.opendocument.field.code" field:value="ADDIN Mendeley Citation{7e371f49-bd3c-4d24-8d7c-39befe40500f};{c17c9570-541a-428e-8bd1-2ad702a18984} CSL_CITATION  { &quot;citationItems&quot; : [ { &quot;id&quot; : &quot;ITEM-1&quot;, &quot;itemData&quot; : { &quot;DOI&quot; : &quot;10.1145/1921233.1921246&quot;, &quot;ISBN&quot; : &quot;9781450304696&quot;, &quot;abstract&quot; : &quot;A fundamental disagreement in the Future Internet debate concerns architecture design and value. Should an architecture incorporate inherent values that have been widely accepted through societal debate or be adaptable once deployed to a wider range of stakeholder values put forward within an evolving societal context? This disagreement is reflected in many debates about the current and future Internet, such as over network neutrality. This article outlines the concrete viewpoints relating to this disagreement and describes its impact on the wider context of architecture design.&quot;, &quot;author&quot; : [ { &quot;family&quot; : &quot;Brown&quot;, &quot;given&quot; : &quot;Ian&quot; }, { &quot;family&quot; : &quot;Clark&quot;, &quot;given&quot; : &quot;David D&quot; }, { &quot;family&quot; : &quot;Trossen&quot;, &quot;given&quot; : &quot;Dirk&quot; } ], &quot;container-title&quot; : &quot;Proceedings of the ReArchitecting the Internet Workshop on ReARCH 10&quot;, &quot;id&quot; : &quot;ITEM-1&quot;, &quot;issued&quot; : { &quot;date-parts&quot; : [ [ &quot;2010&quot; ] ] }, &quot;page&quot; : &quot;10&quot;, &quot;publisher&quot; : &quot;ACM&quot;, &quot;title&quot; : &quot;Should specific values be embedded in the internet architecture?&quot;, &quot;type&quot; : &quot;paper-conference&quot; }, &quot;uris&quot; : [ &quot;http://www.mendeley.com/documents/?uuid=7e371f49-bd3c-4d24-8d7c-39befe40500f&quot; ] }, { &quot;DOI&quot; : &quot;10.1109/INTERNET.2009.15&quot;, &quot;ISBN&quot; : &quot;9781424447183&quot;, &quot;abstract&quot; : &quot;The Internet has grown out of its original scope and scale while its importance for the society has increased. This has raised considerable uncertainties and concerns about the future evolution. We apply Schoemakers scenario planning method to identify and analyze uncertainties and to create four alternative evolution scenarios for the Internet. The scenarios reveal that the challenges the Internet is facing can be solved in various ways, yet leading to different network and business architectures. The results are valuable in directing research efforts to the most relevant issues.&quot;, &quot;author&quot; : [ { &quot;family&quot; : &quot;Lev\u00e4&quot;, &quot;given&quot; : &quot;Tapio&quot; }, { &quot;family&quot; : &quot;H\u00e4mm\u00e4inen&quot;, &quot;given&quot; : &quot;Heikki&quot; }, { &quot;family&quot; : &quot;Kilkki&quot;, &quot;given&quot; : &quot;Kalevi&quot; } ], &quot;container-title&quot; : &quot;2009 First International Conference on Evolving Internet&quot;, &quot;id&quot; : &quot;ITEM-2&quot;, &quot;issued&quot; : { &quot;date-parts&quot; : [ [ &quot;2009&quot; ] ] }, &quot;itemData&quot; : { &quot;DOI&quot; : &quot;10.1109/INTERNET.2009.15&quot;, &quot;ISBN&quot; : &quot;9781424447183&quot;, &quot;abstract&quot; : &quot;The Internet has grown out of its original scope and scale while its importance for the society has increased. This has raised considerable uncertainties and concerns about the future evolution. We apply Schoemakers scenario planning method to identify and analyze uncertainties and to create four alternative evolution scenarios for the Internet. The scenarios reveal that the challenges the Internet is facing can be solved in various ways, yet leading to different network and business architectures. The results are valuable in directing research efforts to the most relevant issues.&quot;, &quot;author&quot; : [ { &quot;family&quot; : &quot;Lev\u00e4&quot;, &quot;given&quot; : &quot;Tapio&quot; }, { &quot;family&quot; : &quot;H\u00e4mm\u00e4inen&quot;, &quot;given&quot; : &quot;Heikki&quot; }, { &quot;family&quot; : &quot;Kilkki&quot;, &quot;given&quot; : &quot;Kalevi&quot; } ], &quot;container-title&quot; : &quot;2009 First International Conference on Evolving Internet&quot;, &quot;id&quot; : &quot;ITEM-2&quot;, &quot;issued&quot; : { &quot;date-parts&quot; : [ [ &quot;2009&quot; ] ] }, &quot;page&quot; : &quot;52-59&quot;, &quot;publisher&quot; : &quot;Ieee&quot;, &quot;title&quot; : &quot;Scenario Analysis on Future Internet&quot;, &quot;type&quot; : &quot;article-journal&quot; }, &quot;page&quot; : &quot;52-59&quot;, &quot;publisher&quot; : &quot;Ieee&quot;, &quot;title&quot; : &quot;Scenario Analysis on Future Internet&quot;, &quot;type&quot; : &quot;article-journal&quot;, &quot;uris&quot; : [ &quot;http://www.mendeley.com/documents/?uuid=c17c9570-541a-428e-8bd1-2ad702a18984&quot; ] } ], &quot;mendeley&quot; : { &quot;previouslyFormattedCitation&quot; : &quot;[2,22]&quot; }, &quot;properties&quot; : { &quot;noteIndex&quot; : 0 }, &quot;schema&quot; : &quot;https://github.com/citation-style-language/schema/raw/master/csl-citation.json&quot; } "/><field:param field:name="vnd.oasis.opendocument.field.id" field:value="81"/></field:fieldmark-start><text:span text:style-name="T3">[2,22]</text:span><field:fieldmark-end/>, but they rarely consider their own society’s possible future values in this exercise. <text:change-start text:change-id="ct46692464"/>A notable exception is <text:change-end text:change-id="ct46692464"/><text:change-start text:change-id="ct46693536"/>some recent theoretical design work from La<text:change-end text:change-id="ct46693536"/>t<text:change-start text:change-id="ct46693776"/>our. <text:change-end text:change-id="ct46693776"/><text:change-start text:change-id="ct46692944"/>La<text:change-end text:change-id="ct46692944"/>t<text:change-start text:change-id="ct46693136"/>our considers the possibility that the politics of artifacts may shift since they exist in constantly shifting contexts <text:change-end text:change-id="ct46693136"/><field:fieldmark-start text:name="__Fieldmark__182_772297357" field:type="vnd.oasis.opendocument.field.UNHANDLED"><field:param field:name="vnd.oasis.opendocument.field.code" field:value="ADDIN Mendeley Citation{94ee3f7e-bc68-4f05-8700-9e74abaf556d} CSL_CITATION  { &quot;citationItems&quot; : [ { &quot;id&quot; : &quot;ITEM-1&quot;, &quot;itemData&quot; : { &quot;author&quot; : [ { &quot;family&quot; : &quot;Latour&quot;, &quot;given&quot; : &quot;Bruno&quot; } ], &quot;id&quot; : &quot;ITEM-1&quot;, &quot;issued&quot; : { &quot;date-parts&quot; : [ [ &quot;2005&quot; ] ] }, &quot;publisher&quot; : &quot;Oxford University Press&quot;, &quot;publisher-place&quot; : &quot;Oxford&quot;, &quot;title&quot; : &quot;Reassembling the social: an introduction to actor-network theory&quot;, &quot;type&quot; : &quot;book&quot; }, &quot;uris&quot; : [ &quot;http://www.mendeley.com/documents/?uuid=c7b39008-465f-4589-8639-baf612398481&quot;, &quot;http://www.mendeley.com/documents/?uuid=94ee3f7e-bc68-4f05-8700-9e74abaf556d&quot; ] } ], &quot;mendeley&quot; : { &quot;previouslyFormattedCitation&quot; : &quot;[20]&quot; }, &quot;properties&quot; : { &quot;noteIndex&quot; : 0 }, &quot;schema&quot; : &quot;https://github.com/citation-style-language/schema/raw/master/csl-citation.json&quot; } "/><field:param field:name="vnd.oasis.opendocument.field.id" field:value="81"/></field:fieldmark-start><text:span text:style-name="T3">[20]</text:span><field:fieldmark-end/><text:change-start text:change-id="ct46685568"/>.<text:change-end text:change-id="ct46685568"/></text:p>
        <text:p text:style-name="Standard">Historian Tony Judt, writes concerning the use of taxes: </text:p>
        <text:p text:style-name="Standard"><text:span text:style-name="T1">…[M]ost taxation goes towards either paying off past debt or investing in future expenditures. Accordingly, there is an implicit relationship of trust and mutuality between past taxpayers and present beneficiaries, present taxpayers and future recipients – and of course future taxpayers who will cover the cost of our outlays today. We are thus condemned to trust not only people we don’t know today, but people we could never have known and people we shall never know, with all of whom we have a complicated relationship of mutual interest </text:span><field:fieldmark-start text:name="__Fieldmark__197_772297357" field:type="vnd.oasis.opendocument.field.UNHANDLED"><field:param field:name="vnd.oasis.opendocument.field.code" field:value="ADDIN Mendeley Citation{b97dc551-7c55-4428-9025-0b659b8ebbe1} CSL_CITATION  { &quot;citationItems&quot; : [ { &quot;id&quot; : &quot;ITEM-1&quot;, &quot;itemData&quot; : { &quot;author&quot; : [ { &quot;family&quot; : &quot;Judt&quot;, &quot;given&quot; : &quot;Tony&quot; } ], &quot;id&quot; : &quot;ITEM-1&quot;, &quot;issued&quot; : { &quot;date-parts&quot; : [ [ &quot;2010&quot; ] ] }, &quot;publisher&quot; : &quot;Penguin Books&quot;, &quot;publisher-place&quot; : &quot;nEW yORK&quot;, &quot;title&quot; : &quot;Ill Fares the Land&quot;, &quot;type&quot; : &quot;book&quot; }, &quot;uris&quot; : [ &quot;http://www.mendeley.com/documents/?uuid=b97dc551-7c55-4428-9025-0b659b8ebbe1&quot; ] } ], &quot;mendeley&quot; : { &quot;previouslyFormattedCitation&quot; : &quot;[17]&quot; }, &quot;properties&quot; : { &quot;noteIndex&quot; : 0 }, &quot;schema&quot; : &quot;https://github.com/citation-style-language/schema/raw/master/csl-citation.json&quot; } "/><field:param field:name="vnd.oasis.opendocument.field.id" field:value="81"/></field:fieldmark-start><text:span text:style-name="T3">[17]</text:span><field:fieldmark-end/><text:span text:style-name="T1">.</text:span></text:p>
        <text:p text:style-name="Standard">The same can clearly be said of research and infrastructural investment. As key players in the ongoing development of future communications infrastructure which may be deployed globally, we need to consider our <text:change text:change-id="ct47548864"/>position as de facto surrogate representatives of the current and future populace and take that responsibility seriously. Indeed, we might frame the responsibility as a nouveau social contract between the users and the theorists and builders comparable to political social contract theory. Given that we have no idea what future societies (let alone current ones) will truly value, we have a responsibility as researchers to acknowledge our biases and consider the societal and environmental implications of appropriating our work.</text:p>
        <text:p text:style-name="Heading_20_1">Approaches</text:p>
        <text:p text:style-name="Standard">The ACM’s code of ethics which all members agree to uphold states a number of moral imperatives which apparently dictate that its members conduct values-laden work.</text:p>
        <text:p text:style-name="Standard"><text:span text:style-name="T1">As an ACM member I will…contribute to society and human well-being. The principle…affirms an obligation to protect fundamental human rights and to respect the diversity of all cultures. An essential aim of computing professionals is to minimize negative consequences of computing systems…When designing or implementing systems, computing professionals must attempt to ensure that the products of their efforts will be used in socially responsible ways, will meet social needs, and will avoid harmful effects to health and welfare. …[H]uman well-being includes a safe natural environment. Therefore, computing professionals who design and develop systems must be alert to, and make others aware of, any potential damage to the local or global environment </text:span><field:fieldmark-start text:name="__Fieldmark__218_772297357" field:type="vnd.oasis.opendocument.field.UNHANDLED"><field:param field:name="vnd.oasis.opendocument.field.code" field:value="ADDIN Mendeley Citation{980234c0-ac3d-457b-9d45-005d996eadc0} CSL_CITATION  { &quot;citationItems&quot; : [ { &quot;id&quot; : &quot;ITEM-1&quot;, &quot;itemData&quot; : { &quot;URL&quot; : &quot;http://www.acm.org/about/code-of-ethics&quot;, &quot;accessed&quot; : { &quot;date-parts&quot; : [ [ &quot;2012&quot; ] ] }, &quot;author&quot; : [ { &quot;family&quot; : &quot;Council&quot;, &quot;given&quot; : &quot;ACM&quot; } ], &quot;id&quot; : &quot;ITEM-1&quot;, &quot;issued&quot; : { &quot;date-parts&quot; : [ [ &quot;1992&quot; ] ] }, &quot;title&quot; : &quot;ACM Code of Ethics&quot;, &quot;type&quot; : &quot;webpage&quot; }, &quot;uris&quot; : [ &quot;http://www.mendeley.com/documents/?uuid=980234c0-ac3d-457b-9d45-005d996eadc0&quot; ] } ], &quot;mendeley&quot; : { &quot;previouslyFormattedCitation&quot; : &quot;[7]&quot; }, &quot;properties&quot; : { &quot;noteIndex&quot; : 0 }, &quot;schema&quot; : &quot;https://github.com/citation-style-language/schema/raw/master/csl-citation.json&quot; } "/><field:param field:name="vnd.oasis.opendocument.field.id" field:value="81"/></field:fieldmark-start><text:span text:style-name="T3">[7]</text:span><field:fieldmark-end/><text:span text:style-name="T1">.</text:span></text:p>
        <text:p text:style-name="Standard">A number of imperatives are provided in this statement that expressly apply to the designers and implementers of systems. <text:s/>Before examining the imperatives individually, we must consider the question of their application to researchers who are not designing or developing systems. I contend that the imperatives apply equally to all parties since one of the goals of even theoretical research is to eventually see application.</text:p>
        <text:p text:style-name="Standard">Others have suggested that HCI researches should pursue the direct and value-laden goal of promoting peace <field:fieldmark-start text:name="__Fieldmark__229_772297357" field:type="vnd.oasis.opendocument.field.UNHANDLED"><field:param field:name="vnd.oasis.opendocument.field.code" field:value="ADDIN Mendeley Citation{95dd9e9b-1944-4327-bac8-e28b86ef8951};{1e7ae3f5-5525-456b-9f11-fc9b212af9a8};{9f64f5fc-c867-48ad-b4cd-0583733dce70} CSL_CITATION  { &quot;citationItems&quot; : [ { &quot;id&quot; : &quot;ITEM-1&quot;, &quot;itemData&quot; : { &quot;ISBN&quot; : &quot;9781450302678&quot;, &quot;author&quot; : [ { &quot;family&quot; : &quot;Hourcade&quot;, &quot;given&quot; : &quot;Juan Pablo&quot; }, { &quot;family&quot; : &quot;Bullock-rest&quot;, &quot;given&quot; : &quot;Natasha E&quot; } ], &quot;container-title&quot; : &quot;Public Policy&quot;, &quot;id&quot; : &quot;ITEM-1&quot;, &quot;issued&quot; : { &quot;date-parts&quot; : [ [ &quot;2011&quot; ] ] }, &quot;page&quot; : &quot;443-452&quot;, &quot;title&quot; : &quot;HCI for Peace : A Call for Constructive Action&quot;, &quot;type&quot; : &quot;article-journal&quot; }, &quot;uris&quot; : [ &quot;http://www.mendeley.com/documents/?uuid=95dd9e9b-1944-4327-bac8-e28b86ef8951&quot; ] }, { &quot;DOI&quot; : &quot;10.1145/122672.122674&quot;, &quot;author&quot; : [ { &quot;family&quot; : &quot;Shneiderman&quot;, &quot;given&quot; : &quot;B&quot; } ], &quot;container-title&quot; : &quot;ACM SIGCHI Bulletin&quot;, &quot;id&quot; : &quot;ITEM-2&quot;, &quot;issue&quot; : &quot;1&quot;, &quot;issued&quot; : { &quot;date-parts&quot; : [ [ &quot;1991&quot; ] ] }, &quot;itemData&quot; : { &quot;DOI&quot; : &quot;10.1145/122672.122674&quot;, &quot;author&quot; : [ { &quot;family&quot; : &quot;Shneiderman&quot;, &quot;given&quot; : &quot;B&quot; } ], &quot;container-title&quot; : &quot;ACM SIGCHI Bulletin&quot;, &quot;id&quot; : &quot;ITEM-2&quot;, &quot;issue&quot; : &quot;1&quot;, &quot;issued&quot; : { &quot;date-parts&quot; : [ [ &quot;1991&quot; ] ] }, &quot;page&quot; : &quot;11\u201316&quot;, &quot;publisher&quot; : &quot;ACM New York, NY, USA&quot;, &quot;title&quot; : &quot;Human values and the future of technology: a declaration of responsibility&quot;, &quot;type&quot; : &quot;article-journal&quot;, &quot;volume&quot; : &quot;23&quot; }, &quot;page&quot; : &quot;11\u201316&quot;, &quot;publisher&quot; : &quot;ACM New York, NY, USA&quot;, &quot;title&quot; : &quot;Human values and the future of technology: a declaration of responsibility&quot;, &quot;type&quot; : &quot;article-journal&quot;, &quot;uris&quot; : [ &quot;http://www.mendeley.com/documents/?uuid=1e7ae3f5-5525-456b-9f11-fc9b212af9a8&quot; ], &quot;volume&quot; : &quot;23&quot; }, { &quot;ISBN&quot; : &quot;9781450302685&quot;, &quot;abstract&quot; : &quot;This panel will contribute diverse perspectives on the use of computer technology to promote peace and prevent armed conflict. These perspectives include: the use of social media to promote democracy and citizen participation, the role of computers in helping people communicate across division lines in zones of conflict, how persuasive technology can promote peace, and how interaction design can play a role in post-conflict reconciliation.&quot;, &quot;author&quot; : [ { &quot;family&quot; : &quot;Hourcade&quot;, &quot;given&quot; : &quot;Juan Pablo&quot; } ], &quot;container-title&quot; : &quot;Proceedings of the 2011 annual conference extended abstracts on Human factors in computing systems CHI 11&quot;, &quot;id&quot; : &quot;ITEM-3&quot;, &quot;issued&quot; : { &quot;date-parts&quot; : [ [ &quot;2011&quot; ] ] }, &quot;itemData&quot; : { &quot;ISBN&quot; : &quot;9781450302685&quot;, &quot;abstract&quot; : &quot;This panel will contribute diverse perspectives on the use of computer technology to promote peace and prevent armed conflict. These perspectives include: the use of social media to promote democracy and citizen participation, the role of computers in helping people communicate across division lines in zones of conflict, how persuasive technology can promote peace, and how interaction design can play a role in post-conflict reconciliation.&quot;, &quot;author&quot; : [ { &quot;family&quot; : &quot;Hourcade&quot;, &quot;given&quot; : &quot;Juan Pablo&quot; } ], &quot;container-title&quot; : &quot;Proceedings of the 2011 annual conference extended abstracts on Human factors in computing systems CHI 11&quot;, &quot;id&quot; : &quot;ITEM-3&quot;, &quot;issued&quot; : { &quot;date-parts&quot; : [ [ &quot;2011&quot; ] ] }, &quot;page&quot; : &quot;613-616&quot;, &quot;publisher&quot; : &quot;ACM Press&quot;, &quot;title&quot; : &quot;HCI for Peace : From Idealism to Concrete Steps&quot;, &quot;type&quot; : &quot;article-journal&quot; }, &quot;page&quot; : &quot;613-616&quot;, &quot;publisher&quot; : &quot;ACM Press&quot;, &quot;title&quot; : &quot;HCI for Peace : From Idealism to Concrete Steps&quot;, &quot;type&quot; : &quot;article-journal&quot;, &quot;uris&quot; : [ &quot;http://www.mendeley.com/documents/?uuid=9f64f5fc-c867-48ad-b4cd-0583733dce70&quot; ] } ], &quot;mendeley&quot; : { &quot;previouslyFormattedCitation&quot; : &quot;[14,15,25]&quot; }, &quot;properties&quot; : { &quot;noteIndex&quot; : 0 }, &quot;schema&quot; : &quot;https://github.com/citation-style-language/schema/raw/master/csl-citation.json&quot; } "/><field:param field:name="vnd.oasis.opendocument.field.id" field:value="81"/></field:fieldmark-start><text:span text:style-name="T3">[14,15,25]</text:span><field:fieldmark-end/>. Value Sensitive Design is another, similar approach which suggests that we should develop technology that “we can and want to live with <field:fieldmark-start text:name="__Fieldmark__234_772297357" field:type="vnd.oasis.opendocument.field.UNHANDLED"><field:param field:name="vnd.oasis.opendocument.field.code" field:value="ADDIN Mendeley Citation{ecdb8719-5b65-4bd1-a169-be33cd3eac6e};{eba740d3-3888-4e0c-9f43-8adcc2e3973b};{a285abae-6b31-412f-b893-200678884eba} CSL_CITATION  { &quot;citationItems&quot; : [ { &quot;id&quot; : &quot;ITEM-1&quot;, &quot;itemData&quot; : { &quot;DOI&quot; : &quot;http://doi.acm.org/10.1145/257089.257434&quot;, &quot;ISBN&quot; : &quot;0-89791-832-0&quot;, &quot;author&quot; : [ { &quot;family&quot; : &quot;Friedman&quot;, &quot;given&quot; : &quot;Batya&quot; }, { &quot;family&quot; : &quot;Nissenbaum&quot;, &quot;given&quot; : &quot;Helen&quot; } ], &quot;container-title&quot; : &quot;Conference companion on Human factors in computing systems: common ground&quot;, &quot;id&quot; : &quot;ITEM-1&quot;, &quot;issued&quot; : { &quot;date-parts&quot; : [ [ &quot;1996&quot; ] ] }, &quot;page&quot; : &quot;433--&quot;, &quot;publisher&quot; : &quot;ACM&quot;, &quot;publisher-place&quot; : &quot;New York, NY, USA&quot;, &quot;title&quot; : &quot;User autonomy: who should control what and when?&quot;, &quot;type&quot; : &quot;paper-conference&quot; }, &quot;uris&quot; : [ &quot;http://www.mendeley.com/documents/?uuid=ecdb8719-5b65-4bd1-a169-be33cd3eac6e&quot; ] }, { &quot;id&quot; : &quot;ITEM-2&quot;, &quot;itemData&quot; : { &quot;DOI&quot; : &quot;http://doi.acm.org/10.1145/230538.230561&quot;, &quot;author&quot; : [ { &quot;family&quot; : &quot;Friedman&quot;, &quot;given&quot; : &quot;Batya&quot; }, { &quot;family&quot; : &quot;Nissenbaum&quot;, &quot;given&quot; : &quot;Helen&quot; } ], &quot;container-title&quot; : &quot;ACM Trans. Inf. Syst.&quot;, &quot;id&quot; : &quot;ITEM-2&quot;, &quot;issue&quot; : &quot;3&quot;, &quot;issued&quot; : { &quot;date-parts&quot; : [ [ &quot;1996&quot;, &quot;7&quot; ] ] }, &quot;page&quot; : &quot;330-347&quot;, &quot;publisher&quot; : &quot;ACM&quot;, &quot;publisher-place&quot; : &quot;New York, NY, USA&quot;, &quot;title&quot; : &quot;Bias in computer systems&quot;, &quot;type&quot; : &quot;article-journal&quot;, &quot;volume&quot; : &quot;14&quot; }, &quot;uris&quot; : [ &quot;http://www.mendeley.com/documents/?uuid=eba740d3-3888-4e0c-9f43-8adcc2e3973b&quot; ] }, { &quot;id&quot; : &quot;ITEM-3&quot;, &quot;itemData&quot; : { &quot;DOI&quot; : &quot;http://dx.doi.org/10.1016/0164-1212(92)90075-U&quot;, &quot;author&quot; : [ { &quot;family&quot; : &quot;Friedman&quot;, &quot;given&quot; : &quot;Batya&quot; }, { &quot;family&quot; : &quot;Kahn Jr.&quot;, &quot;given&quot; : &quot;Peter H&quot; } ], &quot;container-title&quot; : &quot;J. Syst. Softw.&quot;, &quot;id&quot; : &quot;ITEM-3&quot;, &quot;issue&quot; : &quot;1&quot;, &quot;issued&quot; : { &quot;date-parts&quot; : [ [ &quot;1992&quot;, &quot;1&quot; ] ] }, &quot;page&quot; : &quot;7-14&quot;, &quot;publisher&quot; : &quot;Elsevier Science Inc.&quot;, &quot;publisher-place&quot; : &quot;New York, NY, USA&quot;, &quot;title&quot; : &quot;Human agency and responsible computing: implications for computer system design&quot;, &quot;type&quot; : &quot;article-journal&quot;, &quot;volume&quot; : &quot;17&quot; }, &quot;uris&quot; : [ &quot;http://www.mendeley.com/documents/?uuid=a285abae-6b31-412f-b893-200678884eba&quot; ] } ], &quot;mendeley&quot; : { &quot;previouslyFormattedCitation&quot; : &quot;[10,11,12]&quot; }, &quot;properties&quot; : { &quot;noteIndex&quot; : 0 }, &quot;schema&quot; : &quot;https://github.com/citation-style-language/schema/raw/master/csl-citation.json&quot; } "/><field:param field:name="vnd.oasis.opendocument.field.id" field:value="81"/></field:fieldmark-start><text:span text:style-name="T3">[10,11,12]</text:span><field:fieldmark-end/>.” Still others have suggested that <text:s/>the Universal Declaration of Human Rights (UDHR) is a globally acceptable document from which we can draw values <field:fieldmark-start text:name="__Fieldmark__239_772297357" field:type="vnd.oasis.opendocument.field.UNHANDLED"><field:param field:name="vnd.oasis.opendocument.field.code" field:value="ADDIN Mendeley Citation{7e371f49-bd3c-4d24-8d7c-39befe40500f};{5c60e9c6-17c8-4369-b669-be2ea28666d2} CSL_CITATION  { &quot;citationItems&quot; : [ { &quot;id&quot; : &quot;ITEM-1&quot;, &quot;itemData&quot; : { &quot;DOI&quot; : &quot;10.1145/1921233.1921246&quot;, &quot;ISBN&quot; : &quot;9781450304696&quot;, &quot;abstract&quot; : &quot;A fundamental disagreement in the Future Internet debate concerns architecture design and value. Should an architecture incorporate inherent values that have been widely accepted through societal debate or be adaptable once deployed to a wider range of stakeholder values put forward within an evolving societal context? This disagreement is reflected in many debates about the current and future Internet, such as over network neutrality. This article outlines the concrete viewpoints relating to this disagreement and describes its impact on the wider context of architecture design.&quot;, &quot;author&quot; : [ { &quot;family&quot; : &quot;Brown&quot;, &quot;given&quot; : &quot;Ian&quot; }, { &quot;family&quot; : &quot;Clark&quot;, &quot;given&quot; : &quot;David D&quot; }, { &quot;family&quot; : &quot;Trossen&quot;, &quot;given&quot; : &quot;Dirk&quot; } ], &quot;container-title&quot; : &quot;Proceedings of the ReArchitecting the Internet Workshop on ReARCH 10&quot;, &quot;id&quot; : &quot;ITEM-1&quot;, &quot;issued&quot; : { &quot;date-parts&quot; : [ [ &quot;2010&quot; ] ] }, &quot;page&quot; : &quot;10&quot;, &quot;publisher&quot; : &quot;ACM&quot;, &quot;title&quot; : &quot;Should specific values be embedded in the internet architecture?&quot;, &quot;type&quot; : &quot;paper-conference&quot; }, &quot;uris&quot; : [ &quot;http://www.mendeley.com/documents/?uuid=7e371f49-bd3c-4d24-8d7c-39befe40500f&quot; ] }, { &quot;URL&quot; : &quot;http://www.un.org/en/documents/udhr/index.shtml&quot;, &quot;accessed&quot; : { &quot;date-parts&quot; : [ [ &quot;2012&quot; ] ] }, &quot;author&quot; : [ { &quot;family&quot; : &quot;Nations&quot;, &quot;given&quot; : &quot;United&quot; } ], &quot;id&quot; : &quot;ITEM-2&quot;, &quot;issued&quot; : { &quot;date-parts&quot; : [ [ &quot;1948&quot; ] ] }, &quot;itemData&quot; : { &quot;URL&quot; : &quot;http://www.un.org/en/documents/udhr/index.shtml&quot;, &quot;accessed&quot; : { &quot;date-parts&quot; : [ [ &quot;2012&quot; ] ] }, &quot;author&quot; : [ { &quot;family&quot; : &quot;Nations&quot;, &quot;given&quot; : &quot;United&quot; } ], &quot;id&quot; : &quot;ITEM-2&quot;, &quot;issued&quot; : { &quot;date-parts&quot; : [ [ &quot;1948&quot; ] ] }, &quot;title&quot; : &quot;Universal Declaration of Human Rights&quot;, &quot;type&quot; : &quot;webpage&quot; }, &quot;title&quot; : &quot;Universal Declaration of Human Rights&quot;, &quot;type&quot; : &quot;webpage&quot;, &quot;uris&quot; : [ &quot;http://www.mendeley.com/documents/?uuid=5c60e9c6-17c8-4369-b669-be2ea28666d2&quot; ] } ], &quot;mendeley&quot; : { &quot;previouslyFormattedCitation&quot; : &quot;[2,23]&quot; }, &quot;properties&quot; : { &quot;noteIndex&quot; : 0 }, &quot;schema&quot; : &quot;https://github.com/citation-style-language/schema/raw/master/csl-citation.json&quot; } "/><field:param field:name="vnd.oasis.opendocument.field.id" field:value="81"/></field:fieldmark-start><text:span text:style-name="T3">[2,23]</text:span><field:fieldmark-end/>. Attempting to embed the values of a document like the <text:soft-page-break/>UDHR<text:change-start text:change-id="ct47537216"/> in infrastructure<text:change-end text:change-id="ct47537216"/> is ultimately doomed due to the reinterpretability of the UDHR and the right of each nation to regulate the rights therein described. Unlike source code, legal systems and documents, including the UDHR, are nearly always subject to human interpretation and reinterpretation <field:fieldmark-start text:name="__Fieldmark__249_772297357" field:type="vnd.oasis.opendocument.field.UNHANDLED"><field:param field:name="vnd.oasis.opendocument.field.code" field:value="ADDIN Mendeley Citation{e8edd77f-9387-48f4-a0c7-2111207f71d5} CSL_CITATION  { &quot;citationItems&quot; : [ { &quot;id&quot; : &quot;ITEM-1&quot;, &quot;itemData&quot; : { &quot;author&quot; : [ { &quot;family&quot; : &quot;Lessig&quot;, &quot;given&quot; : &quot;Lawrence&quot; } ], &quot;id&quot; : &quot;ITEM-1&quot;, &quot;issued&quot; : { &quot;date-parts&quot; : [ [ &quot;2006&quot; ] ] }, &quot;publisher&quot; : &quot;Basic Books&quot;, &quot;title&quot; : &quot;Code: And Ohter Laws of Cyberspace, Version 2.0&quot;, &quot;type&quot; : &quot;book&quot; }, &quot;uris&quot; : [ &quot;http://www.mendeley.com/documents/?uuid=e8edd77f-9387-48f4-a0c7-2111207f71d5&quot; ] } ], &quot;mendeley&quot; : { &quot;previouslyFormattedCitation&quot; : &quot;[21]&quot; }, &quot;properties&quot; : { &quot;noteIndex&quot; : 0 }, &quot;schema&quot; : &quot;https://github.com/citation-style-language/schema/raw/master/csl-citation.json&quot; } "/><field:param field:name="vnd.oasis.opendocument.field.id" field:value="81"/></field:fieldmark-start><text:span text:style-name="T3">[21]</text:span><field:fieldmark-end/>. <text:s/>For example, Article 5 of the UDHR states that everyone has the right to freedom of peaceful assembly and association yet, in the United States, for example, this right is regulated. Citizens wishing to peacefully assemble on a public road must usually obtain a permit. In some cases this right is waived subject to the judgment of appointed officials. </text:p>
        <text:p text:style-name="Standard">Philosopher James Carse describes the concept of finite and infinite games <field:fieldmark-start text:name="__Fieldmark__256_772297357" field:type="vnd.oasis.opendocument.field.UNHANDLED"><field:param field:name="vnd.oasis.opendocument.field.code" field:value="ADDIN Mendeley Citation{1a474221-47b5-41ae-b28d-ca6de64e62bd};{8e2b3c6a-cf6e-419f-be59-38a8421ed21d} CSL_CITATION  { &quot;citationItems&quot; : [ { &quot;id&quot; : &quot;ITEM-1&quot;, &quot;itemData&quot; : { &quot;author&quot; : [ { &quot;family&quot; : &quot;Carse&quot;, &quot;given&quot; : &quot;James P.&quot; } ], &quot;id&quot; : &quot;ITEM-1&quot;, &quot;issued&quot; : { &quot;date-parts&quot; : [ [ &quot;1987&quot; ] ] }, &quot;publisher&quot; : &quot;Ballantine Books&quot;, &quot;title&quot; : &quot;Finite and Infinite Games: A Vision of Life as Play and Possibility&quot;, &quot;type&quot; : &quot;book&quot; }, &quot;uris&quot; : [ &quot;http://www.mendeley.com/documents/?uuid=1a474221-47b5-41ae-b28d-ca6de64e62bd&quot; ] }, { &quot;DOI&quot; : &quot;10.1145/1467247&quot;, &quot;author&quot; : [ { &quot;family&quot; : &quot;Garreau&quot;, &quot;given&quot; : &quot;Joel&quot; } ], &quot;id&quot; : &quot;ITEM-2&quot;, &quot;issue&quot; : &quot;3&quot;, &quot;issued&quot; : { &quot;date-parts&quot; : [ [ &quot;2006&quot; ] ] }, &quot;itemData&quot; : { &quot;DOI&quot; : &quot;10.1145/1467247&quot;, &quot;author&quot; : [ { &quot;family&quot; : &quot;Garreau&quot;, &quot;given&quot; : &quot;Joel&quot; } ], &quot;id&quot; : &quot;ITEM-2&quot;, &quot;issue&quot; : &quot;3&quot;, &quot;issued&quot; : { &quot;date-parts&quot; : [ [ &quot;2006&quot; ] ] }, &quot;publisher&quot; : &quot;Random House&quot;, &quot;publisher-place&quot; : &quot;New York&quot;, &quot;title&quot; : &quot;Radical Evolution: The Promise and Peril of Enhancing our Minds, Our Bodies -- and What it Means to Be Human&quot;, &quot;type&quot; : &quot;book&quot;, &quot;volume&quot; : &quot;52&quot; }, &quot;publisher&quot; : &quot;Random House&quot;, &quot;publisher-place&quot; : &quot;New York&quot;, &quot;title&quot; : &quot;Radical Evolution: The Promise and Peril of Enhancing our Minds, Our Bodies -- and What it Means to Be Human&quot;, &quot;type&quot; : &quot;book&quot;, &quot;uris&quot; : [ &quot;http://www.mendeley.com/documents/?uuid=8e2b3c6a-cf6e-419f-be59-38a8421ed21d&quot; ], &quot;volume&quot; : &quot;52&quot; } ], &quot;mendeley&quot; : { &quot;previouslyFormattedCitation&quot; : &quot;[6,13]&quot; }, &quot;properties&quot; : { &quot;noteIndex&quot; : 0 }, &quot;schema&quot; : &quot;https://github.com/citation-style-language/schema/raw/master/csl-citation.json&quot; } "/><field:param field:name="vnd.oasis.opendocument.field.id" field:value="81"/></field:fieldmark-start><text:span text:style-name="T3">[6,13]</text:span><field:fieldmark-end/>. Finite games are things like reproducing geometry proofs or Conway’s Game of Life in which there are a certain set of moves. We could also agree on the meaning of winning and losing, though those definitions might vary from one version of the game to the next. Infinite games are things like the US Constitution which can always be amended and reinterpreted. There is no way to ‘win’ with the constitution, only rules that we agree to follow (or break) with relatively open-ended possibilities. <text:s text:c="2"/>If Carse’s thesis is correct, societal values are not only inherently unpredictable and unscripted, but also <text:change text:change-id="ct47548640"/>the central feature that enables society to grow and develop. As such, any statement of human values, however universal it may appear, is subject to change. </text:p>
        <text:p text:style-name="Heading_20_1"><text:change text:change-id="ct47534800"/><text:change text:change-id="ct46102208"/>Research as infrastructure</text:p>
        <text:p text:style-name="Standard">As researchers, we are rarely able to present the full picture of our work in a paper or presentation. In fact, we examine the data and contributions of our work and digest these into a sensible narrative that we can easily communicate to others. Presenting an absolutely complete view of our work would be impractical in most research papers since readers would need to comprehend every line of source code, every statement from a participant interview, every preliminary design sketch, and every variable and data point collected to make sense of the output. Even if these data were supplied with research papers, most researchers would still prefer to consume a simpler narrative that discards irrelevant alternatives and details explored by the author. In this sense, we can view the research paper as the interface to our work. We rely on the authors to supply sufficient caveats, scoping conditions, and descriptions of generalizability that we require to reuse or build on the work. These components are judgments of the researcher. To dampen the impact of values leaking into the research paper, we pursue rigorous academic programs and peer review coupled with editorial control. Yet no matter how much we dislike the idea that values are embedded in research papers, we require that they are in order to advance a field of science. Without those <text:change text:change-id="ct45361584"/><text:change-start text:change-id="ct47536768"/>judgments<text:change-end text:change-id="ct47536768"/> every scientist would need to replicate science in order to understand that work and move forward.</text:p>
        <text:p text:style-name="Standard">Therefore, the research we produce is a kind of infrastructure on which further research is built. Although we occasionally shift paradigms and discount earlier research, we can expect that months or years from now, someone might consume our paper and take it for granted that we accurately and adequately conveyed what they need to move forward, just like the NIC converts pulses of electricity into bits so that the OS can work only in bits without concern for the modulation and demodulation required for conversion of bits to electricity. Just like any good API author, it is our responsibility, therefore, as authors to not only provide sufficient caveats to our work, but to consider the implications of appropriation.</text:p>
        <text:p text:style-name="Heading_20_1"><text:change text:change-id="ct46462992"/><text:change text:change-id="ct47548160"/><text:change text:change-id="ct47607552"/><text:change text:change-id="ct45362000"/><text:span text:style-name="T5">I</text:span>mplications for appropriation</text:p>
        <text:p text:style-name="Standard"><text:span text:style-name="T4">Democratization of knowledge resources means that ‘anyone’ might pick up our research and build on it. We have a minimal responsibility to consider areas that might be impacted if/when our research is used by others.</text:span> Even if not a top-level section in a research paper, we should devote at least a single sentence to the consideration of social and environmental areas that might be impacted if our work was appropriated. For example, a research paper presenting the Map/Reduce algorithm might warn that mapping to parallel computational units implies an array of comparable machines standing by for computation. There are important environmental considerations to adopting the algorithm with respect to energy consumption. Future internet architecture descriptions ought to warn that adoption might impact user privacy at the expense of optimization and ubiquitous computing researchers might warn that large-scale deployment of smart phones could impact driving safety and in-person communications. </text:p>
        <text:p text:style-name="Standard">In the spirit of the thesis of this paper, I briefly consider the implications of appropriating the implications of appropriation as a first class inclusion in CHI research outputs. There is little doubt that such a norm would require researchers to maintain some degree of visibility into numerous fields. This requirement might slow the progression of highly specialized research. On the other hand, researchers have also shown that those who bridge structural holes are well-placed to advance their careers <field:fieldmark-start text:name="__Fieldmark__313_772297357" field:type="vnd.oasis.opendocument.field.UNHANDLED"><field:param field:name="vnd.oasis.opendocument.field.code" field:value="ADDIN Mendeley Citation{e84137dc-99d3-4656-ac12-43325697b2bb};{3f116f07-b83d-48c7-878e-8a72f36f358d} CSL_CITATION  { &quot;citationItems&quot; : [ { &quot;id&quot; : &quot;ITEM-1&quot;, &quot;itemData&quot; : { &quot;DOI&quot; : &quot;10.1016/j.jet.2007.01.006&quot;, &quot;abstract&quot; : &quot;-There are three kinds of capital: financial, human, and social. Social capital is different because it is jointly owned and because it concerns the rate of return in a market (whereas financial and human are the means to a return). -Two views of networks: networks as conduits (concerned with the who and the correlation of status) and networks as capital (Burts concernthe opportunities or return that can be had, ex: people with larger networks have higher paying jobs). -Information benefits occur in three forms: access, timing, and referrals -Benefit rich networks has a) contacts where useful information is likely to air, and b) provides a reliable flow of information from those networks (trust an important component of strong relationships) -What matters is the number of non-redundant contacts (17) -Structural holes is the separation between non-redundant contacts -Two kinds of redundancy: cohesion (contacts linked to each other) and structural equivalence (contacts link you to the same place) -Efficiency: Maximize the number of non-redundant contacts to maximize yield of structural holes per contact -Effectiveness: Distinguishing between primary and secondary contacts to preserve primary contacts -Weak Ties: Granovetters explanation valuable except 1) tie weakness is a correlation, not a cause (causal mechanism is not weakness of tie but the structural hole it spans) and 2) obscures the control benefits of structural holes -Control and Tertius Guadens: Drawn from the work of Georg Simmel, it is the third who benefits. There are two tertius strategies: 1) being the third between two or more players after the same relationship (you are the seller and have two bidders) and 2) being the third between two with conflicting demands. However, without brokering tension between the two players there is no tertius. -Structural holes are the setting for tertius strategies and information is the substance. -Motivation defines entrepreneurs because the individual uses the structural hole to their advantage. Push perspective on entrepreneurs (pushed by psychological need or cultural need or pulled by prospect of success). -Secondary holes: a cluster of players in the arena beyond any one players network. -Depth of structural hole: the ease with which it can be developed for control and information benefits&quot;, &quot;author&quot; : [ { &quot;family&quot; : &quot;Burt&quot;, &quot;given&quot; : &quot;Ronald S&quot; } ], &quot;chapter-number&quot; : &quot;1&quot;, &quot;container-title&quot; : &quot;Journal of Economic Theory&quot;, &quot;id&quot; : &quot;ITEM-1&quot;, &quot;issue&quot; : &quot;1&quot;, &quot;issued&quot; : { &quot;date-parts&quot; : [ [ &quot;1992&quot; ] ] }, &quot;page&quot; : &quot;460-492&quot;, &quot;publisher&quot; : &quot;Harvard University Press&quot;, &quot;title&quot; : &quot;Structural Holes&quot;, &quot;type&quot; : &quot;article-journal&quot;, &quot;volume&quot; : &quot;137&quot; }, &quot;uris&quot; : [ &quot;http://www.mendeley.com/documents/?uuid=e84137dc-99d3-4656-ac12-43325697b2bb&quot; ] }, { &quot;id&quot; : &quot;ITEM-2&quot;, &quot;itemData&quot; : { &quot;abstract&quot; : &quot;This Chapter - drawn in large part from lengthy review elsewhere of argument and evidence on social capital (Burt, 2000) - is about current work on the social capital of structural holes. I begin broadly with social capital in metaphor, get more specific with four network mechanisms that define social capital in theory (contagion, prominence, closure, and brokerage across structural holes), then focus on three categories of empirical evidence on the fourth mechanism: evidence of rewards and achievement associated with brokerage, evidence of creativity and learning associated with brokerage, and evidence on the process of bridging structural holes.&quot;, &quot;author&quot; : [ { &quot;family&quot; : &quot;Burt&quot;, &quot;given&quot; : &quot;R S&quot; } ], &quot;chapter-number&quot; : &quot;7&quot;, &quot;container-title&quot; : &quot;The new economic sociology Developments in an emerging field&quot;, &quot;editor&quot; : [ { &quot;family&quot; : &quot;Guillen&quot;, &quot;given&quot; : &quot;Mauro F&quot; }, { &quot;family&quot; : &quot;Collins&quot;, &quot;given&quot; : &quot;Randall&quot; }, { &quot;family&quot; : &quot;England&quot;, &quot;given&quot; : &quot;Paula&quot; }, { &quot;family&quot; : &quot;Meyer&quot;, &quot;given&quot; : &quot;Marshall&quot; } ], &quot;id&quot; : &quot;ITEM-2&quot;, &quot;issue&quot; : &quot;May 2000&quot;, &quot;issued&quot; : { &quot;date-parts&quot; : [ [ &quot;2001&quot; ] ] }, &quot;page&quot; : &quot;148\u2013190&quot;, &quot;publisher&quot; : &quot;Russell Sage Foundation&quot;, &quot;title&quot; : &quot;The social capital of structural holes&quot;, &quot;type&quot; : &quot;chapter&quot; }, &quot;uris&quot; : [ &quot;http://www.mendeley.com/documents/?uuid=3f116f07-b83d-48c7-878e-8a72f36f358d&quot; ] } ], &quot;mendeley&quot; : { &quot;previouslyFormattedCitation&quot; : &quot;[3,4]&quot; }, &quot;properties&quot; : { &quot;noteIndex&quot; : 0 }, &quot;schema&quot; : &quot;https://github.com/citation-style-language/schema/raw/master/csl-citation.json&quot; } "/><field:param field:name="vnd.oasis.opendocument.field.id" field:value="81"/></field:fieldmark-start><text:span text:style-name="T3">[3,4]</text:span><field:fieldmark-end/>. <text:s/>Such a section would also consume at least one line in most research papers. There is also the possibility that future implementers of a research paper may take it for granted that all possible implications of appropriation are listed in a paper when in reality a list may be incomplete.</text:p>
        <text:p text:style-name="Standard">The CHI community, with its characteristic blend of disciplines, is uniquely situated to consider these kinds of impacts. Although the authors of a paper contributing an internet architecture, for example, might not be qualified to fully characterize the nature of the impact of their design on privacy, they should at least maintain enough visibility into the necessary domains to recognize the possibility of an important impact. </text:p>
        <text:p text:style-name="Heading_20_1">REFERENCES</text:p>
        <text:p text:style-name="P2"><field:fieldmark-start text:name="__Fieldmark__427_772297357" field:type="vnd.oasis.opendocument.field.UNHANDLED"><field:param field:name="vnd.oasis.opendocument.field.code" field:value="ADDIN Mendeley Bibliography CSL_BIBLIOGRAPHY "/><field:param field:name="vnd.oasis.opendocument.field.id" field:value="81"/></field:fieldmark-start>1.<text:tab/>Brand, S. <text:span text:style-name="T2">How buildings learn: what happens after </text:span><text:soft-page-break/><text:span text:style-name="T2">they’re built</text:span>. Penguin Books, 1995.</text:p>
        <text:p text:style-name="P2">2.<text:tab/>Brown, I., Clark, D.D., and Trossen, D. Should specific values be embedded in the internet architecture? <text:span text:style-name="T2">ReARCH 2010</text:span>, ACM (2010), 10.</text:p>
        <text:p text:style-name="P2">3.<text:tab/>Burt, R.S. Structural Holes. <text:span text:style-name="T2">Journal of Economic Theory 137</text:span>, 1 (1992), 460-492.</text:p>
        <text:p text:style-name="P2">4.<text:tab/>Burt, R.S. The social capital of structural holes. In M.F. Guillen, R. Collins, P. England and M. Meyer, eds., <text:span text:style-name="T2">The new economic sociology Developments in an emerging field</text:span>. Russell Sage Foundation, 2001, 148–190.</text:p>
        <text:p text:style-name="P2">5.<text:tab/>Carroll, J.M., Kellog, W.A., and Rosson, M.B. The Task-Artifact Cycle. In J.M. Carroll, ed., Cambridge University Press, Cambridge, UK, 1991, 333.</text:p>
        <text:p text:style-name="P2">6.<text:tab/>Carse, J.P.<text:span text:style-name="T2">Finite and Infinite Games:A Vision of Life as Play and Possibility</text:span>.Ballantine Books, 1987.</text:p>
        <text:p text:style-name="P2">7.<text:tab/>Council, A. ACM Code of Ethics. 1992. http://www.acm.org/about/code-of-ethics.</text:p>
        <text:p text:style-name="P2">8.<text:tab/>Dix, A. Designing for Appropriation. <text:span text:style-name="T2">Group 2</text:span>, September (2007), 27-30.</text:p>
        <text:p text:style-name="P2">9.<text:tab/>Dourish, P. The Appropriation of Interactive Technologies: Some Lessons from Placeless Documents. <text:span text:style-name="T2">CSCW 2012</text:span>, 4 (2003), 465-490.</text:p>
        <text:p text:style-name="P2">10.<text:tab/>Friedman, B. and Kahn Jr., P.H. Human agency and responsible computing: implications for computer system design. <text:span text:style-name="T2">J. Syst. Softw. 17</text:span>, 1 (1992), 7-14.</text:p>
        <text:p text:style-name="P2">11.<text:tab/>Friedman, B. and Nissenbaum, H. User autonomy: who should control what and when? <text:span text:style-name="T2">Conference companion on Human factors in computing systems: common ground</text:span>, ACM (1996), 433.</text:p>
        <text:p text:style-name="P2">12.<text:tab/>Friedman, B. and Nissenbaum, H. Bias in computer systems. <text:span text:style-name="T2">ACM Trans. Inf. Syst. 14</text:span>, 3 (1996), 330-347.</text:p>
        <text:p text:style-name="P2">13.<text:tab/>Garreau, J. <text:span text:style-name="T2">Radical Evolution: The Promise and Peril of Enhancing our Minds, Our Bodies -- and What it Means to Be Human</text:span>. Random House, New York, 2006.</text:p>
        <text:p text:style-name="P2">14.<text:tab/>Hourcade, J.P. and Bullock-rest, N.E. HCI for Peace : A Call for Constructive Action. <text:span text:style-name="T2">Public Policy</text:span>, (2011), 443-452.</text:p>
        <text:p text:style-name="P2">15.<text:tab/>Hourcade, J.P. HCI for Peace : From Idealism to Concrete Steps. <text:span text:style-name="T2">CHI 11</text:span>, (2011), 613-616.</text:p>
        <text:p text:style-name="P2">16.<text:tab/>Joerges, B. Do Politics Have Artefacts? <text:span text:style-name="T2">Social Studies Of Science 29</text:span>, 3 (1999), 411-431.</text:p>
        <text:p text:style-name="P2">17.<text:tab/>Judt, T. <text:span text:style-name="T2">Ill Fares the Land</text:span>. Penguin Books, New York, 2010.</text:p>
        <text:p text:style-name="P2">18.<text:tab/>Kahneman, D., Knetsch, J.L., and Thaler, R.H. Anomalies The Endowment Effect , Loss Aversion, and Status Quo Bias. <text:span text:style-name="T2">Journal of Economic Perspectives 5</text:span>, 1 (1991), 193-206.</text:p>
        <text:p text:style-name="P2">19.<text:tab/>Katz, M.L. and Shapiro, C. Technology Adoption in the Presence of Network Externalities. <text:span text:style-name="T2">Journal of Political Economy 94</text:span>, 4 (1986), 822-841.</text:p>
        <text:p text:style-name="P2">20.<text:tab/>Latour, B. <text:span text:style-name="T2">Reassembling the social: an introduction to actor-network theory</text:span>. Oxford University Press, Oxford, 2005.</text:p>
        <text:p text:style-name="P2">21.<text:tab/>Lessig, L. <text:span text:style-name="T2">Code: And Ohter Laws of Cyberspace, Version 2.0</text:span>. Basic Books, 2006.</text:p>
        <text:p text:style-name="P2">22.<text:tab/>Levä, T., Hämmäinen, H., and Kilkki, K. Scenario Analysis on Future Internet. <text:span text:style-name="T2">2009 First International Conference on Evolving Internet</text:span>, (2009), 52-59.</text:p>
        <text:p text:style-name="P2">23.<text:tab/>Nations, United. Universal Declaration of Human Rights. 1948. http://www.un.org/en/documents/udhr/index.shtml.</text:p>
        <text:p text:style-name="P2">24.<text:tab/>Samuelson, W. and Zeckhauser, R. Status quo bias in decision making. <text:span text:style-name="T2">Journal of Risk and Uncertainty 1</text:span>, 1 (1988), 7-59.</text:p>
        <text:p text:style-name="P2">25.<text:tab/>Shneiderman, B. Human values and the future of technology: a declaration of responsibility. <text:span text:style-name="T2">ACM SIGCHI Bulletin 23</text:span>, 1 (1991), 11–16.</text:p>
        <text:p text:style-name="P2">26.<text:tab/>Star, S.L. The Ethnography of Infrastructure. <text:span text:style-name="T2">American Behavioral Scientist 43</text:span>, 3 (1999), 377-391.</text:p>
        <text:p text:style-name="P2">27.<text:tab/>Sutton, J. <text:span text:style-name="T2">Sunk Costs and Market Structure: Price Competition, Advertising, and the Evolution of Concentration</text:span>. MIT Press, 1991.</text:p>
        <text:p text:style-name="P2">28.<text:tab/>Winner, L. Do Artifacts Have Politics? In D.A. MacKenzie and J. Wajcman, eds., Open University Press, Milton Keynes, PA, 1985, 26-38. </text:p>
        <text:p text:style-name="Normal_20__28_Web_29_"><field:fieldmark-end/></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text-align="justify" style:justify-single-word="false"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0693in" fo:margin-bottom="0.0835in" style:contextual-spacing="false" fo:text-align="center" style:justify-single-word="false"/>
      <style:text-properties style:font-name="Arial" fo:font-size="18pt" fo:font-weight="bold" style:letter-kerning="true" style:font-size-asian="18pt" style:font-weight-asian="bold" style:font-name-complex="Arial"/>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contextual-spacing="false" fo:text-align="center" style:justify-single-word="false" fo:keep-with-next="always"/>
      <style:text-properties fo:font-size="9pt" fo:font-weight="bold" style:font-size-asian="9pt" style:font-weight-asian="bold"/>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class="text">
      <style:paragraph-properties fo:margin-top="0.0835in" fo:margin-bottom="0in" style:contextual-spacing="false" fo:keep-together="always" fo:keep-with-next="always"/>
      <style:text-properties fo:text-transform="uppercase" style:font-name="Arial" fo:font-size="9pt" fo:font-weight="bold" style:letter-kerning="true" style:font-size-asian="9pt" style:font-weight-asian="bold" style:font-name-complex="Arial"/>
    </style:style>
    <style:style style:name="Heading_20_2" style:display-name="Heading 2" style:family="paragraph" style:parent-style-name="Heading_20_1" style:next-style-name="Standard" style:class="text">
      <style:text-properties fo:font-variant="normal" fo:text-transform="none"/>
    </style:style>
    <style:style style:name="Heading_20_3" style:display-name="Heading 3" style:family="paragraph" style:parent-style-name="Heading_20_2" style:next-style-name="Standard" style:class="text">
      <style:text-properties fo:font-style="italic" fo:font-weight="normal" style:font-style-asian="italic" style:font-weight-asian="normal"/>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size="11pt" style:font-size-asian="11pt" style:font-name-complex="Arial"/>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font-name="Arial" style:font-name-complex="Arial"/>
    </style:style>
    <style:style style:name="Author" style:family="paragraph" style:parent-style-name="Standard">
      <style:paragraph-properties fo:margin-top="0in" fo:margin-bottom="0in" style:contextual-spacing="false" fo:text-align="center" style:justify-single-word="false"/>
      <style:text-properties fo:color="#000000" fo:font-size="12pt" fo:font-weight="bold" style:font-size-asian="12pt" style:font-weight-asian="bold"/>
    </style:style>
    <style:style style:name="Block_20_Text" style:display-name="Block Text" style:family="paragraph" style:parent-style-name="Standard">
      <style:paragraph-properties fo:margin-left="1in" fo:margin-right="1in" fo:text-indent="0in" style:auto-text-indent="false"/>
    </style:style>
    <style:style style:name="Closing" style:family="paragraph" style:parent-style-name="Standard">
      <style:paragraph-properties fo:margin-left="3in" fo:margin-right="0in" fo:text-indent="0in" style:auto-text-indent="false"/>
    </style:style>
    <style:style style:name="Comment_20_Text" style:display-name="Comment Text" style:family="paragraph" style:parent-style-name="Standard"/>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style:tab-stops>
          <style:tab-stop style:position="0.25in"/>
        </style:tab-stops>
      </style:paragraph-properties>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4" style:display-name="Index 4" style:family="paragraph" style:parent-style-name="Standard" style:next-style-name="Standard">
      <style:paragraph-properties fo:margin-left="0.6665in" fo:margin-right="0in" fo:text-indent="-0.1665in" style:auto-text-indent="false"/>
    </style:style>
    <style:style style:name="Index_20_5" style:display-name="Index 5" style:family="paragraph" style:parent-style-name="Standard" style:next-style-name="Standard">
      <style:paragraph-properties fo:margin-left="0.8335in" fo:margin-right="0in" fo:text-indent="-0.1665in" style:auto-text-indent="false"/>
    </style:style>
    <style:style style:name="Index_20_6" style:display-name="Index 6" style:family="paragraph" style:parent-style-name="Standard" style:next-style-name="Standard">
      <style:paragraph-properties fo:margin-left="1in" fo:margin-right="0in" fo:text-indent="-0.1665in" style:auto-text-indent="false"/>
    </style:style>
    <style:style style:name="Index_20_7" style:display-name="Index 7" style:family="paragraph" style:parent-style-name="Standard" style:next-style-name="Standard">
      <style:paragraph-properties fo:margin-left="1.1665in" fo:margin-right="0in" fo:text-indent="-0.1665in" style:auto-text-indent="false"/>
    </style:style>
    <style:style style:name="Index_20_8" style:display-name="Index 8" style:family="paragraph" style:parent-style-name="Standard" style:next-style-name="Standard">
      <style:paragraph-properties fo:margin-left="1.3335in" fo:margin-right="0in" fo:text-indent="-0.1665in" style:auto-text-indent="false"/>
    </style:style>
    <style:style style:name="Index_20_9" style:display-name="Index 9" style:family="paragraph" style:parent-style-name="Standard" style:next-style-name="Standard">
      <style:paragraph-properties fo:margin-left="1.5in" fo:margin-right="0in" fo:text-indent="-0.1665in"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text-indent="0in" style:auto-text-indent="false"/>
    </style:style>
    <style:style style:name="List_20_Continue_20_2" style:display-name="List Continue 2" style:family="paragraph" style:parent-style-name="Standard">
      <style:paragraph-properties fo:margin-left="0.5in" fo:margin-right="0in" fo:text-indent="0in" style:auto-text-indent="false"/>
    </style:style>
    <style:style style:name="List_20_Continue_20_3" style:display-name="List Continue 3" style:family="paragraph" style:parent-style-name="Standard">
      <style:paragraph-properties fo:margin-left="0.75in" fo:margin-right="0in" fo:text-indent="0in" style:auto-text-indent="false"/>
    </style:style>
    <style:style style:name="List_20_Continue_20_4" style:display-name="List Continue 4" style:family="paragraph" style:parent-style-name="Standard">
      <style:paragraph-properties fo:margin-left="1in" fo:margin-right="0in" fo:text-indent="0in" style:auto-text-indent="false"/>
    </style:style>
    <style:style style:name="List_20_Continue_20_5" style:display-name="List Continue 5" style:family="paragraph" style:parent-style-name="Standard">
      <style:paragraph-properties fo:margin-left="1.25in" fo:margin-right="0in"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acro_20_Text" style:display-name="Macro Text" style:family="paragraph">
      <style:paragraph-properties>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Times New Roman" style:font-size-asian="10pt" style:font-name-complex="Courier New" style:font-size-complex="10pt" style:language-complex="ar" style:country-complex="SA"/>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74pt solid #000000">
        <style:background-image/>
      </style:paragraph-properties>
      <style:text-properties style:font-name="Arial" style:font-name-complex="Arial"/>
    </style:style>
    <style:style style:name="Normal_20__28_Web_29_" style:display-name="Normal (Web)" style:family="paragraph" style:parent-style-name="Standard"/>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style:font-name-complex="Courier New"/>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 style:font-name-complex="Arial"/>
    </style:style>
    <style:style style:name="Table_20_of_20_Authorities" style:display-name="Table of Authorities" style:family="paragraph" style:parent-style-name="Standard" style:next-style-name="Standard">
      <style:paragraph-properties fo:margin-left="0.1665in" fo:margin-right="0in" fo:text-indent="-0.1665in" style:auto-text-indent="false"/>
    </style:style>
    <style:style style:name="Table_20_of_20_Figures" style:display-name="Table of Figures" style:family="paragraph" style:parent-style-name="Standard" style:next-style-name="Standard">
      <style:paragraph-properties fo:margin-left="0.3335in" fo:margin-right="0in" fo:text-indent="-0.3335in" style:auto-text-indent="false"/>
    </style:style>
    <style:style style:name="TOA_20_Heading" style:display-name="TOA Heading" style:family="paragraph" style:parent-style-name="Standard" style:next-style-name="Standard">
      <style:paragraph-properties fo:margin-top="0.0835in" fo:margin-bottom="0.0835in" style:contextual-spacing="false"/>
      <style:text-properties style:font-name="Arial" fo:font-weight="bold" style:font-weight-asian="bold" style:font-name-complex="Arial"/>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Bullet" style:family="paragraph" style:parent-style-name="Standard" style:list-style-name="WW8Num13">
      <style:paragraph-properties fo:margin-left="0.1252in" fo:margin-right="0in" fo:margin-top="0in" fo:margin-bottom="0.0555in" style:contextual-spacing="false" fo:text-indent="-0.1252in" style:auto-text-indent="false" style:text-autospace="none" style:punctuation-wrap="simple" style:vertical-align="baseline">
        <style:tab-stops>
          <style:tab-stop style:position="0.1252in"/>
        </style:tab-stops>
      </style:paragraph-properties>
    </style:style>
    <style:style style:name="Paper-Title" style:family="paragraph" style:parent-style-name="Standard">
      <style:paragraph-properties fo:text-align="center" style:justify-single-word="false" style:text-autospace="none" style:punctuation-wrap="simple" style:vertical-align="baseline"/>
      <style:text-properties style:font-name="Helvetica" fo:font-size="18pt" fo:font-weight="bold" style:font-size-asian="18pt" style:font-weight-asian="bold" style:font-name-complex="Helvetica"/>
    </style:style>
    <style:style style:name="References" style:family="paragraph" style:parent-style-name="Standard" style:list-style-name="WW8StyleNum">
      <style:paragraph-properties fo:margin-left="0.1874in" fo:margin-right="0in" fo:margin-top="0in" fo:margin-bottom="0.0555in" style:contextual-spacing="false" fo:text-indent="-0.1874in" style:auto-text-indent="false" style:text-autospace="none" style:punctuation-wrap="simple" style:vertical-align="baseline"/>
    </style:style>
    <style:style style:name="Abstract" style:family="paragraph" style:parent-style-name="Heading_20_1">
      <style:paragraph-properties fo:margin-top="0.028in" fo:margin-bottom="0in" style:contextual-spacing="false"/>
      <style:text-properties style:font-name="Times New Roman" fo:font-size="12pt" style:letter-kerning="true" style:font-size-asian="12pt" style:font-name-complex="Times New Roman"/>
    </style:style>
    <style:style style:name="Affiliation" style:family="paragraph" style:parent-style-name="Author">
      <style:text-properties fo:font-weight="normal" style:font-weight-asian="normal"/>
    </style:style>
    <style:style style:name="Figure" style:family="paragraph" style:parent-style-name="Standard">
      <style:paragraph-properties fo:margin-top="0in" fo:margin-bottom="0in" style:contextual-spacing="false"/>
    </style:style>
    <style:style style:name="Copyright" style:family="paragraph" style:parent-style-name="Standard">
      <style:paragraph-properties fo:margin-top="0in" fo:margin-bottom="0in" style:contextual-spacing="false"/>
      <style:text-properties fo:font-size="8pt" style:font-size-asian="8pt"/>
    </style:style>
    <style:style style:name="cell" style:family="paragraph" style:parent-style-name="Standard">
      <style:paragraph-properties fo:text-align="center" style:justify-single-word="false" fo:keep-together="always" fo:keep-with-next="always"/>
      <style:text-properties fo:font-weight="bold" style:font-weight-asian="bold"/>
    </style:style>
    <style:style style:name="Table_20_Text" style:display-name="Table Text" style:family="paragraph" style:parent-style-name="Standard">
      <style:paragraph-properties fo:margin-top="0.028in" fo:margin-bottom="0.028in" style:contextual-spacing="false" fo:text-align="start" style:justify-single-word="false" fo:keep-together="always"/>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Revision" style:family="paragraph">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5z0" style:family="text">
      <style:text-properties style:font-name="Symbol" style:font-name-asian="Times New Roman" style:font-name-complex="Symbol"/>
    </style:style>
    <style:style style:name="WW8Num6z0" style:family="text">
      <style:text-properties style:font-name="Symbol" style:font-name-asian="Times New Roman" style:font-name-complex="Symbol"/>
    </style:style>
    <style:style style:name="WW8Num7z0" style:family="text">
      <style:text-properties style:font-name="Symbol" style:font-name-asian="Times New Roman" style:font-name-complex="Symbol"/>
    </style:style>
    <style:style style:name="WW8Num8z0" style:family="text">
      <style:text-properties style:font-name="Symbol" style:font-name-asian="Times New Roman" style:font-name-complex="Symbol"/>
    </style:style>
    <style:style style:name="WW8Num10z0" style:family="text">
      <style:text-properties style:font-name="Symbol" style:font-name-asian="Times New Roman" style:font-name-complex="Symbol"/>
    </style:style>
    <style:style style:name="WW8Num13z0" style:family="text">
      <style:text-properties style:font-name="Symbol" style:font-name-asian="Times New Roman"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St21z0" style:family="text">
      <style:text-properties style:font-name="Symbol" style:font-name-asian="Times New Roman"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style:style>
    <style:style style:name="Comment_20_Reference" style:display-name="Comment Reference" style:family="text">
      <style:text-properties fo:font-size="8pt" style:font-size-asian="8pt"/>
    </style:style>
    <style:style style:name="Internet_20_link" style:display-name="Internet link" style:family="text">
      <style:text-properties fo:color="#0000ff" style:text-underline-style="solid" style:text-underline-width="auto" style:text-underline-color="font-color"/>
    </style:style>
    <style:style style:name="v8n000000"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q"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1in" fo:text-indent="-0.1in" fo:margin-left="0.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1in" fo:text-indent="-0.1in" fo:margin-left="0.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0.1in" fo:text-indent="-0.1in" fo:margin-left="0.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text:list-tab-stop-position="0.1in" fo:text-indent="-0.1in" fo:margin-left="0.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1in" fo:text-indent="-0.1in" fo:margin-left="0.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0.1in" fo:text-indent="-0.1in" fo:margin-left="0.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text:list-tab-stop-position="0.1in" fo:text-indent="-0.1in" fo:margin-left="0.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suffix="." style:num-format="1">
        <style:list-level-properties text:min-label-width="0.1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85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0.85in" fo:margin-bottom="1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IGCHI Conference Paper Format</dc:title>
    <meta:keyword>Guides</meta:keyword>
    <meta:keyword>instructions</meta:keyword>
    <meta:keyword>Author's kit</meta:keyword>
    <meta:keyword>Conference Publications</meta:keyword>
    <dc:description>AddressTitleAuthor’s nameAffiliationAbstract</dc:description>
    <meta:initial-creator>SIGCHI</meta:initial-creator>
    <meta:creation-date>2012-09-05T08:03:00</meta:creation-date>
    <dc:creator>pkinnair </dc:creator>
    <dc:date>2013-06-21T13:36:19</dc:date>
    <meta:print-date>2011-12-13T10:57:00</meta:print-date>
    <meta:editing-cycles>7</meta:editing-cycles>
    <meta:editing-duration>PT1H23M</meta:editing-duration>
    <meta:generator>LibreOffice/4.0.2.2$Linux_X86_64 LibreOffice_project/400m0$Build-2</meta:generator>
    <meta:document-statistic meta:table-count="1" meta:image-count="0" meta:object-count="0" meta:page-count="4" meta:paragraph-count="66" meta:word-count="3139" meta:character-count="20367" meta:non-whitespace-character-count="17331"/>
    <meta:user-defined meta:name="CHIPaperNum">400</meta:user-defined>
    <meta:user-defined meta:name="Mendeley Citation Style_1">http://www.zotero.org/styles/acm-sigchi-proceedings</meta:user-defined>
    <meta:user-defined meta:name="Mendeley Document_1">True</meta:user-defined>
    <meta:user-defined meta:name="Mendeley Recent Style Id 0_1">http://www.zotero.org/styles/acm-sigchi-proceedings</meta:user-defined>
    <meta:user-defined meta:name="Mendeley Recent Style Id 1_1" meta:value-type="string">http://www.zotero.org/styles/ama</meta:user-defined>
    <meta:user-defined meta:name="Mendeley Recent Style Id 2_1" meta:value-type="string">http://www.zotero.org/styles/apsa</meta:user-defined>
    <meta:user-defined meta:name="Mendeley Recent Style Id 3_1" meta:value-type="string">http://www.zotero.org/styles/apa</meta:user-defined>
    <meta:user-defined meta:name="Mendeley Recent Style Id 4_1" meta:value-type="string">http://www.zotero.org/styles/asa</meta:user-defined>
    <meta:user-defined meta:name="Mendeley Recent Style Id 5_1" meta:value-type="string">http://www.zotero.org/styles/chicago-author-date</meta:user-defined>
    <meta:user-defined meta:name="Mendeley Recent Style Id 6_1" meta:value-type="string">http://www.zotero.org/styles/chicago-fullnote-bibliography</meta:user-defined>
    <meta:user-defined meta:name="Mendeley Recent Style Id 7_1" meta:value-type="string">http://www.zotero.org/styles/chicago-note-bibliography</meta:user-defined>
    <meta:user-defined meta:name="Mendeley Recent Style Id 8_1" meta:value-type="string">http://www.zotero.org/styles/harvard1</meta:user-defined>
    <meta:user-defined meta:name="Mendeley Recent Style Id 9_1" meta:value-type="string">http://www.zotero.org/styles/ieee</meta:user-defined>
    <meta:user-defined meta:name="Mendeley Recent Style Name 0_1" meta:value-type="string">ACM SIGCHI Conference Proceedings</meta:user-defined>
    <meta:user-defined meta:name="Mendeley Recent Style Name 1_1" meta:value-type="string">American Medical Association</meta:user-defined>
    <meta:user-defined meta:name="Mendeley Recent Style Name 2_1" meta:value-type="string">American Political Science Association</meta:user-defined>
    <meta:user-defined meta:name="Mendeley Recent Style Name 3_1" meta:value-type="string">American Psychological Association 6th Edition</meta:user-defined>
    <meta:user-defined meta:name="Mendeley Recent Style Name 4_1" meta:value-type="string">American Sociological Association</meta:user-defined>
    <meta:user-defined meta:name="Mendeley Recent Style Name 5_1" meta:value-type="string">Chicago Manual of Style (Author-Date format)</meta:user-defined>
    <meta:user-defined meta:name="Mendeley Recent Style Name 6_1" meta:value-type="string">Chicago Manual of Style (Full Note with Bibliography)</meta:user-defined>
    <meta:user-defined meta:name="Mendeley Recent Style Name 7_1" meta:value-type="string">Chicago Manual of Style (Note with Bibliography)</meta:user-defined>
    <meta:user-defined meta:name="Mendeley Recent Style Name 8_1" meta:value-type="string">Harvard Reference format 1 (Author-Date)</meta:user-defined>
    <meta:user-defined meta:name="Mendeley Recent Style Name 9_1" meta:value-type="string">IEEE</meta:user-defined>
    <meta:user-defined meta:name="Mendeley User Name_1" meta:value-type="string">peter.kinnaird@gmail.com@www.mendeley.com</meta:user-defined>
    <meta:user-defined meta:name="PublishHeaderText" meta:value-type="string"> </meta:user-defined>
    <meta:user-defined meta:name="ReviewHeaderText" meta:value-type="string">For review only – do not cite or distribute</meta:user-defined>
  </office:meta>
</office:document-meta>
</file>